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22010C8227359F111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nforderungen" style:family="table">
      <style:table-properties style:width="10.4938in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Anforderungen.A" style:family="table-column">
      <style:table-column-properties style:column-width="1.941in"/>
    </style:style>
    <style:style style:name="Anforderungen.B" style:family="table-column">
      <style:table-column-properties style:column-width="2.8125in"/>
    </style:style>
    <style:style style:name="Anforderungen.C" style:family="table-column">
      <style:table-column-properties style:column-width="0.9097in"/>
    </style:style>
    <style:style style:name="Anforderungen.D" style:family="table-column">
      <style:table-column-properties style:column-width="1.0507in"/>
    </style:style>
    <style:style style:name="Anforderungen.E" style:family="table-column">
      <style:table-column-properties style:column-width="1.1083in"/>
    </style:style>
    <style:style style:name="Anforderungen.G" style:family="table-column">
      <style:table-column-properties style:column-width="1.6208in"/>
    </style:style>
    <style:style style:name="Anforderungen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nforderungen.G1" style:family="table-cell">
      <style:table-cell-properties fo:background-color="#dddddd" fo:padding="0.0382in" fo:border="0.05pt solid #000000">
        <style:background-image/>
      </style:table-cell-properties>
    </style:style>
    <style:style style:name="Anforderungen.A2" style:family="table-cell">
      <style:table-cell-properties fo:padding="0.0382in" fo:border-left="0.05pt solid #000000" fo:border-right="none" fo:border-top="none" fo:border-bottom="0.05pt solid #000000"/>
    </style:style>
    <style:style style:name="Anforderungen.B2" style:family="table-cell">
      <style:table-cell-properties fo:padding="0.0382in" fo:border-left="0.05pt solid #000000" fo:border-right="none" fo:border-top="none" fo:border-bottom="0.05pt solid #000000"/>
    </style:style>
    <style:style style:name="Anforderungen.C2" style:family="table-cell">
      <style:table-cell-properties fo:padding="0.0382in" fo:border-left="0.05pt solid #000000" fo:border-right="none" fo:border-top="none" fo:border-bottom="0.05pt solid #000000"/>
    </style:style>
    <style:style style:name="Anforderungen.D2" style:family="table-cell">
      <style:table-cell-properties fo:padding="0.0382in" fo:border-left="0.05pt solid #000000" fo:border-right="none" fo:border-top="none" fo:border-bottom="0.05pt solid #000000"/>
    </style:style>
    <style:style style:name="Anforderungen.E2" style:family="table-cell">
      <style:table-cell-properties fo:padding="0.0382in" fo:border-left="0.05pt solid #000000" fo:border-right="none" fo:border-top="none" fo:border-bottom="0.05pt solid #000000"/>
    </style:style>
    <style:style style:name="Anforderungen.F2" style:family="table-cell">
      <style:table-cell-properties fo:padding="0.0382in" fo:border-left="0.05pt solid #000000" fo:border-right="none" fo:border-top="none" fo:border-bottom="0.05pt solid #000000"/>
    </style:style>
    <style:style style:name="Anforderungen.G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nforderungen.A4" style:family="table-cell">
      <style:table-cell-properties fo:padding="0.0382in" fo:border-left="0.05pt solid #000000" fo:border-right="none" fo:border-top="none" fo:border-bottom="0.05pt solid #000000"/>
    </style:style>
    <style:style style:name="Anforderungen.B4" style:family="table-cell">
      <style:table-cell-properties fo:padding="0.0382in" fo:border-left="0.05pt solid #000000" fo:border-right="none" fo:border-top="none" fo:border-bottom="0.05pt solid #000000"/>
    </style:style>
    <style:style style:name="Anforderungen.C4" style:family="table-cell">
      <style:table-cell-properties fo:padding="0.0382in" fo:border-left="0.05pt solid #000000" fo:border-right="none" fo:border-top="none" fo:border-bottom="0.05pt solid #000000"/>
    </style:style>
    <style:style style:name="Anforderungen.D4" style:family="table-cell">
      <style:table-cell-properties fo:padding="0.0382in" fo:border-left="0.05pt solid #000000" fo:border-right="none" fo:border-top="none" fo:border-bottom="0.05pt solid #000000"/>
    </style:style>
    <style:style style:name="Anforderungen.E4" style:family="table-cell">
      <style:table-cell-properties fo:padding="0.0382in" fo:border-left="0.05pt solid #000000" fo:border-right="none" fo:border-top="none" fo:border-bottom="0.05pt solid #000000"/>
    </style:style>
    <style:style style:name="Anforderungen.F4" style:family="table-cell">
      <style:table-cell-properties fo:padding="0.0382in" fo:border-left="0.05pt solid #000000" fo:border-right="none" fo:border-top="none" fo:border-bottom="0.05pt solid #000000"/>
    </style:style>
    <style:style style:name="Anforderungen.G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5" style:family="table-cell">
      <style:table-cell-properties fo:padding="0.0382in" fo:border-left="0.05pt solid #000000" fo:border-right="none" fo:border-top="none" fo:border-bottom="0.05pt solid #000000"/>
    </style:style>
    <style:style style:name="Anforderungen.B5" style:family="table-cell">
      <style:table-cell-properties fo:padding="0.0382in" fo:border-left="0.05pt solid #000000" fo:border-right="none" fo:border-top="none" fo:border-bottom="0.05pt solid #000000"/>
    </style:style>
    <style:style style:name="Anforderungen.C5" style:family="table-cell">
      <style:table-cell-properties fo:padding="0.0382in" fo:border-left="0.05pt solid #000000" fo:border-right="none" fo:border-top="none" fo:border-bottom="0.05pt solid #000000"/>
    </style:style>
    <style:style style:name="Anforderungen.D5" style:family="table-cell">
      <style:table-cell-properties fo:padding="0.0382in" fo:border-left="0.05pt solid #000000" fo:border-right="none" fo:border-top="none" fo:border-bottom="0.05pt solid #000000"/>
    </style:style>
    <style:style style:name="Anforderungen.E5" style:family="table-cell">
      <style:table-cell-properties fo:padding="0.0382in" fo:border-left="0.05pt solid #000000" fo:border-right="none" fo:border-top="none" fo:border-bottom="0.05pt solid #000000"/>
    </style:style>
    <style:style style:name="Anforderungen.F5" style:family="table-cell">
      <style:table-cell-properties fo:padding="0.0382in" fo:border-left="0.05pt solid #000000" fo:border-right="none" fo:border-top="none" fo:border-bottom="0.05pt solid #000000"/>
    </style:style>
    <style:style style:name="Anforderungen.G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6" style:family="table-cell">
      <style:table-cell-properties fo:padding="0.0382in" fo:border-left="0.05pt solid #000000" fo:border-right="none" fo:border-top="none" fo:border-bottom="0.05pt solid #000000"/>
    </style:style>
    <style:style style:name="Anforderungen.B6" style:family="table-cell">
      <style:table-cell-properties fo:padding="0.0382in" fo:border-left="0.05pt solid #000000" fo:border-right="none" fo:border-top="none" fo:border-bottom="0.05pt solid #000000"/>
    </style:style>
    <style:style style:name="Anforderungen.C6" style:family="table-cell">
      <style:table-cell-properties fo:padding="0.0382in" fo:border-left="0.05pt solid #000000" fo:border-right="none" fo:border-top="none" fo:border-bottom="0.05pt solid #000000"/>
    </style:style>
    <style:style style:name="Anforderungen.D6" style:family="table-cell">
      <style:table-cell-properties fo:padding="0.0382in" fo:border-left="0.05pt solid #000000" fo:border-right="none" fo:border-top="none" fo:border-bottom="0.05pt solid #000000"/>
    </style:style>
    <style:style style:name="Anforderungen.E6" style:family="table-cell">
      <style:table-cell-properties fo:padding="0.0382in" fo:border-left="0.05pt solid #000000" fo:border-right="none" fo:border-top="none" fo:border-bottom="0.05pt solid #000000"/>
    </style:style>
    <style:style style:name="Anforderungen.F6" style:family="table-cell">
      <style:table-cell-properties fo:padding="0.0382in" fo:border-left="0.05pt solid #000000" fo:border-right="none" fo:border-top="none" fo:border-bottom="0.05pt solid #000000"/>
    </style:style>
    <style:style style:name="Anforderungen.G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7" style:family="table-cell">
      <style:table-cell-properties fo:padding="0.0382in" fo:border-left="0.05pt solid #000000" fo:border-right="none" fo:border-top="none" fo:border-bottom="0.05pt solid #000000"/>
    </style:style>
    <style:style style:name="Anforderungen.B7" style:family="table-cell">
      <style:table-cell-properties fo:padding="0.0382in" fo:border-left="0.05pt solid #000000" fo:border-right="none" fo:border-top="none" fo:border-bottom="0.05pt solid #000000"/>
    </style:style>
    <style:style style:name="Anforderungen.C7" style:family="table-cell">
      <style:table-cell-properties fo:padding="0.0382in" fo:border-left="0.05pt solid #000000" fo:border-right="none" fo:border-top="none" fo:border-bottom="0.05pt solid #000000"/>
    </style:style>
    <style:style style:name="Anforderungen.D7" style:family="table-cell">
      <style:table-cell-properties fo:padding="0.0382in" fo:border-left="0.05pt solid #000000" fo:border-right="none" fo:border-top="none" fo:border-bottom="0.05pt solid #000000"/>
    </style:style>
    <style:style style:name="Anforderungen.E7" style:family="table-cell">
      <style:table-cell-properties fo:padding="0.0382in" fo:border-left="0.05pt solid #000000" fo:border-right="none" fo:border-top="none" fo:border-bottom="0.05pt solid #000000"/>
    </style:style>
    <style:style style:name="Anforderungen.F7" style:family="table-cell">
      <style:table-cell-properties fo:padding="0.0382in" fo:border-left="0.05pt solid #000000" fo:border-right="none" fo:border-top="none" fo:border-bottom="0.05pt solid #000000"/>
    </style:style>
    <style:style style:name="Anforderungen.G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8" style:family="table-row">
      <style:table-row-properties fo:background-color="transparent" fo:keep-together="auto">
        <style:background-image/>
      </style:table-row-properties>
    </style:style>
    <style:style style:name="Anforderungen.A8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forderungen.A9" style:family="table-cell">
      <style:table-cell-properties fo:padding="0.0382in" fo:border-left="0.05pt solid #000000" fo:border-right="none" fo:border-top="none" fo:border-bottom="0.05pt solid #000000"/>
    </style:style>
    <style:style style:name="Anforderungen.B9" style:family="table-cell">
      <style:table-cell-properties fo:padding="0.0382in" fo:border-left="0.05pt solid #000000" fo:border-right="none" fo:border-top="none" fo:border-bottom="0.05pt solid #000000"/>
    </style:style>
    <style:style style:name="Anforderungen.C9" style:family="table-cell">
      <style:table-cell-properties fo:padding="0.0382in" fo:border-left="0.05pt solid #000000" fo:border-right="none" fo:border-top="none" fo:border-bottom="0.05pt solid #000000"/>
    </style:style>
    <style:style style:name="Anforderungen.D9" style:family="table-cell">
      <style:table-cell-properties fo:padding="0.0382in" fo:border-left="0.05pt solid #000000" fo:border-right="none" fo:border-top="none" fo:border-bottom="0.05pt solid #000000"/>
    </style:style>
    <style:style style:name="Anforderungen.E9" style:family="table-cell">
      <style:table-cell-properties fo:padding="0.0382in" fo:border-left="0.05pt solid #000000" fo:border-right="none" fo:border-top="none" fo:border-bottom="0.05pt solid #000000"/>
    </style:style>
    <style:style style:name="Anforderungen.F9" style:family="table-cell">
      <style:table-cell-properties fo:padding="0.0382in" fo:border-left="0.05pt solid #000000" fo:border-right="none" fo:border-top="none" fo:border-bottom="0.05pt solid #000000"/>
    </style:style>
    <style:style style:name="Anforderungen.G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0" style:family="table-cell">
      <style:table-cell-properties fo:padding="0.0382in" fo:border-left="0.05pt solid #000000" fo:border-right="none" fo:border-top="none" fo:border-bottom="0.05pt solid #000000"/>
    </style:style>
    <style:style style:name="Anforderungen.B10" style:family="table-cell">
      <style:table-cell-properties fo:padding="0.0382in" fo:border-left="0.05pt solid #000000" fo:border-right="none" fo:border-top="none" fo:border-bottom="0.05pt solid #000000"/>
    </style:style>
    <style:style style:name="Anforderungen.C10" style:family="table-cell">
      <style:table-cell-properties fo:padding="0.0382in" fo:border-left="0.05pt solid #000000" fo:border-right="none" fo:border-top="none" fo:border-bottom="0.05pt solid #000000"/>
    </style:style>
    <style:style style:name="Anforderungen.D10" style:family="table-cell">
      <style:table-cell-properties fo:padding="0.0382in" fo:border-left="0.05pt solid #000000" fo:border-right="none" fo:border-top="none" fo:border-bottom="0.05pt solid #000000"/>
    </style:style>
    <style:style style:name="Anforderungen.E10" style:family="table-cell">
      <style:table-cell-properties fo:padding="0.0382in" fo:border-left="0.05pt solid #000000" fo:border-right="none" fo:border-top="none" fo:border-bottom="0.05pt solid #000000"/>
    </style:style>
    <style:style style:name="Anforderungen.F10" style:family="table-cell">
      <style:table-cell-properties fo:padding="0.0382in" fo:border-left="0.05pt solid #000000" fo:border-right="none" fo:border-top="none" fo:border-bottom="0.05pt solid #000000"/>
    </style:style>
    <style:style style:name="Anforderungen.G1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2" style:family="table-cell">
      <style:table-cell-properties fo:padding="0.0382in" fo:border-left="0.05pt solid #000000" fo:border-right="none" fo:border-top="none" fo:border-bottom="0.05pt solid #000000"/>
    </style:style>
    <style:style style:name="Anforderungen.B12" style:family="table-cell">
      <style:table-cell-properties fo:padding="0.0382in" fo:border-left="0.05pt solid #000000" fo:border-right="none" fo:border-top="none" fo:border-bottom="0.05pt solid #000000"/>
    </style:style>
    <style:style style:name="Anforderungen.C12" style:family="table-cell">
      <style:table-cell-properties fo:padding="0.0382in" fo:border-left="0.05pt solid #000000" fo:border-right="none" fo:border-top="none" fo:border-bottom="0.05pt solid #000000"/>
    </style:style>
    <style:style style:name="Anforderungen.D12" style:family="table-cell">
      <style:table-cell-properties fo:padding="0.0382in" fo:border-left="0.05pt solid #000000" fo:border-right="none" fo:border-top="none" fo:border-bottom="0.05pt solid #000000"/>
    </style:style>
    <style:style style:name="Anforderungen.E12" style:family="table-cell">
      <style:table-cell-properties fo:padding="0.0382in" fo:border-left="0.05pt solid #000000" fo:border-right="none" fo:border-top="none" fo:border-bottom="0.05pt solid #000000"/>
    </style:style>
    <style:style style:name="Anforderungen.F12" style:family="table-cell">
      <style:table-cell-properties fo:padding="0.0382in" fo:border-left="0.05pt solid #000000" fo:border-right="none" fo:border-top="none" fo:border-bottom="0.05pt solid #000000"/>
    </style:style>
    <style:style style:name="Anforderungen.G1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3" style:family="table-cell">
      <style:table-cell-properties fo:padding="0.0382in" fo:border-left="0.05pt solid #000000" fo:border-right="none" fo:border-top="none" fo:border-bottom="0.05pt solid #000000"/>
    </style:style>
    <style:style style:name="Anforderungen.B13" style:family="table-cell">
      <style:table-cell-properties fo:padding="0.0382in" fo:border-left="0.05pt solid #000000" fo:border-right="none" fo:border-top="none" fo:border-bottom="0.05pt solid #000000"/>
    </style:style>
    <style:style style:name="Anforderungen.C13" style:family="table-cell">
      <style:table-cell-properties fo:padding="0.0382in" fo:border-left="0.05pt solid #000000" fo:border-right="none" fo:border-top="none" fo:border-bottom="0.05pt solid #000000"/>
    </style:style>
    <style:style style:name="Anforderungen.D13" style:family="table-cell">
      <style:table-cell-properties fo:padding="0.0382in" fo:border-left="0.05pt solid #000000" fo:border-right="none" fo:border-top="none" fo:border-bottom="0.05pt solid #000000"/>
    </style:style>
    <style:style style:name="Anforderungen.E13" style:family="table-cell">
      <style:table-cell-properties fo:padding="0.0382in" fo:border-left="0.05pt solid #000000" fo:border-right="none" fo:border-top="none" fo:border-bottom="0.05pt solid #000000"/>
    </style:style>
    <style:style style:name="Anforderungen.F13" style:family="table-cell">
      <style:table-cell-properties fo:padding="0.0382in" fo:border-left="0.05pt solid #000000" fo:border-right="none" fo:border-top="none" fo:border-bottom="0.05pt solid #000000"/>
    </style:style>
    <style:style style:name="Anforderungen.G1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4" style:family="table-cell">
      <style:table-cell-properties fo:padding="0.0382in" fo:border-left="0.05pt solid #000000" fo:border-right="none" fo:border-top="none" fo:border-bottom="0.05pt solid #000000"/>
    </style:style>
    <style:style style:name="Anforderungen.B14" style:family="table-cell">
      <style:table-cell-properties fo:padding="0.0382in" fo:border-left="0.05pt solid #000000" fo:border-right="none" fo:border-top="none" fo:border-bottom="0.05pt solid #000000"/>
    </style:style>
    <style:style style:name="Anforderungen.C14" style:family="table-cell">
      <style:table-cell-properties fo:padding="0.0382in" fo:border-left="0.05pt solid #000000" fo:border-right="none" fo:border-top="none" fo:border-bottom="0.05pt solid #000000"/>
    </style:style>
    <style:style style:name="Anforderungen.D14" style:family="table-cell">
      <style:table-cell-properties fo:padding="0.0382in" fo:border-left="0.05pt solid #000000" fo:border-right="none" fo:border-top="none" fo:border-bottom="0.05pt solid #000000"/>
    </style:style>
    <style:style style:name="Anforderungen.E14" style:family="table-cell">
      <style:table-cell-properties fo:padding="0.0382in" fo:border-left="0.05pt solid #000000" fo:border-right="none" fo:border-top="none" fo:border-bottom="0.05pt solid #000000"/>
    </style:style>
    <style:style style:name="Anforderungen.F14" style:family="table-cell">
      <style:table-cell-properties fo:padding="0.0382in" fo:border-left="0.05pt solid #000000" fo:border-right="none" fo:border-top="none" fo:border-bottom="0.05pt solid #000000"/>
    </style:style>
    <style:style style:name="Anforderungen.G1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5" style:family="table-cell">
      <style:table-cell-properties fo:padding="0.0382in" fo:border-left="0.05pt solid #000000" fo:border-right="none" fo:border-top="none" fo:border-bottom="0.05pt solid #000000"/>
    </style:style>
    <style:style style:name="Anforderungen.B15" style:family="table-cell">
      <style:table-cell-properties fo:padding="0.0382in" fo:border-left="0.05pt solid #000000" fo:border-right="none" fo:border-top="none" fo:border-bottom="0.05pt solid #000000"/>
    </style:style>
    <style:style style:name="Anforderungen.C15" style:family="table-cell">
      <style:table-cell-properties fo:padding="0.0382in" fo:border-left="0.05pt solid #000000" fo:border-right="none" fo:border-top="none" fo:border-bottom="0.05pt solid #000000"/>
    </style:style>
    <style:style style:name="Anforderungen.D15" style:family="table-cell">
      <style:table-cell-properties fo:padding="0.0382in" fo:border-left="0.05pt solid #000000" fo:border-right="none" fo:border-top="none" fo:border-bottom="0.05pt solid #000000"/>
    </style:style>
    <style:style style:name="Anforderungen.E15" style:family="table-cell">
      <style:table-cell-properties fo:padding="0.0382in" fo:border-left="0.05pt solid #000000" fo:border-right="none" fo:border-top="none" fo:border-bottom="0.05pt solid #000000"/>
    </style:style>
    <style:style style:name="Anforderungen.F15" style:family="table-cell">
      <style:table-cell-properties fo:padding="0.0382in" fo:border-left="0.05pt solid #000000" fo:border-right="none" fo:border-top="none" fo:border-bottom="0.05pt solid #000000"/>
    </style:style>
    <style:style style:name="Anforderungen.G1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7" style:family="table-cell">
      <style:table-cell-properties fo:padding="0.0382in" fo:border-left="0.05pt solid #000000" fo:border-right="none" fo:border-top="none" fo:border-bottom="0.05pt solid #000000"/>
    </style:style>
    <style:style style:name="Anforderungen.B17" style:family="table-cell">
      <style:table-cell-properties fo:padding="0.0382in" fo:border-left="0.05pt solid #000000" fo:border-right="none" fo:border-top="none" fo:border-bottom="0.05pt solid #000000"/>
    </style:style>
    <style:style style:name="Anforderungen.C17" style:family="table-cell">
      <style:table-cell-properties fo:padding="0.0382in" fo:border-left="0.05pt solid #000000" fo:border-right="none" fo:border-top="none" fo:border-bottom="0.05pt solid #000000"/>
    </style:style>
    <style:style style:name="Anforderungen.D17" style:family="table-cell">
      <style:table-cell-properties fo:padding="0.0382in" fo:border-left="0.05pt solid #000000" fo:border-right="none" fo:border-top="none" fo:border-bottom="0.05pt solid #000000"/>
    </style:style>
    <style:style style:name="Anforderungen.E17" style:family="table-cell">
      <style:table-cell-properties fo:padding="0.0382in" fo:border-left="0.05pt solid #000000" fo:border-right="none" fo:border-top="none" fo:border-bottom="0.05pt solid #000000"/>
    </style:style>
    <style:style style:name="Anforderungen.F17" style:family="table-cell">
      <style:table-cell-properties fo:padding="0.0382in" fo:border-left="0.05pt solid #000000" fo:border-right="none" fo:border-top="none" fo:border-bottom="0.05pt solid #000000"/>
    </style:style>
    <style:style style:name="Anforderungen.G1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8" style:family="table-cell">
      <style:table-cell-properties fo:padding="0.0382in" fo:border-left="0.05pt solid #000000" fo:border-right="none" fo:border-top="none" fo:border-bottom="0.05pt solid #000000"/>
    </style:style>
    <style:style style:name="Anforderungen.B18" style:family="table-cell">
      <style:table-cell-properties fo:padding="0.0382in" fo:border-left="0.05pt solid #000000" fo:border-right="none" fo:border-top="none" fo:border-bottom="0.05pt solid #000000"/>
    </style:style>
    <style:style style:name="Anforderungen.C18" style:family="table-cell">
      <style:table-cell-properties fo:padding="0.0382in" fo:border-left="0.05pt solid #000000" fo:border-right="none" fo:border-top="none" fo:border-bottom="0.05pt solid #000000"/>
    </style:style>
    <style:style style:name="Anforderungen.D18" style:family="table-cell">
      <style:table-cell-properties fo:padding="0.0382in" fo:border-left="0.05pt solid #000000" fo:border-right="none" fo:border-top="none" fo:border-bottom="0.05pt solid #000000"/>
    </style:style>
    <style:style style:name="Anforderungen.E18" style:family="table-cell">
      <style:table-cell-properties fo:padding="0.0382in" fo:border-left="0.05pt solid #000000" fo:border-right="none" fo:border-top="none" fo:border-bottom="0.05pt solid #000000"/>
    </style:style>
    <style:style style:name="Anforderungen.F18" style:family="table-cell">
      <style:table-cell-properties fo:padding="0.0382in" fo:border-left="0.05pt solid #000000" fo:border-right="none" fo:border-top="none" fo:border-bottom="0.05pt solid #000000"/>
    </style:style>
    <style:style style:name="Anforderungen.G1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9" style:family="table-cell">
      <style:table-cell-properties fo:padding="0.0382in" fo:border-left="0.05pt solid #000000" fo:border-right="none" fo:border-top="none" fo:border-bottom="0.05pt solid #000000"/>
    </style:style>
    <style:style style:name="Anforderungen.B19" style:family="table-cell">
      <style:table-cell-properties fo:padding="0.0382in" fo:border-left="0.05pt solid #000000" fo:border-right="none" fo:border-top="none" fo:border-bottom="0.05pt solid #000000"/>
    </style:style>
    <style:style style:name="Anforderungen.C19" style:family="table-cell">
      <style:table-cell-properties fo:padding="0.0382in" fo:border-left="0.05pt solid #000000" fo:border-right="none" fo:border-top="none" fo:border-bottom="0.05pt solid #000000"/>
    </style:style>
    <style:style style:name="Anforderungen.D19" style:family="table-cell">
      <style:table-cell-properties fo:padding="0.0382in" fo:border-left="0.05pt solid #000000" fo:border-right="none" fo:border-top="none" fo:border-bottom="0.05pt solid #000000"/>
    </style:style>
    <style:style style:name="Anforderungen.E19" style:family="table-cell">
      <style:table-cell-properties fo:padding="0.0382in" fo:border-left="0.05pt solid #000000" fo:border-right="none" fo:border-top="none" fo:border-bottom="0.05pt solid #000000"/>
    </style:style>
    <style:style style:name="Anforderungen.F19" style:family="table-cell">
      <style:table-cell-properties fo:padding="0.0382in" fo:border-left="0.05pt solid #000000" fo:border-right="none" fo:border-top="none" fo:border-bottom="0.05pt solid #000000"/>
    </style:style>
    <style:style style:name="Anforderungen.G1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1" style:family="table-cell">
      <style:table-cell-properties fo:padding="0.0382in" fo:border-left="0.05pt solid #000000" fo:border-right="none" fo:border-top="none" fo:border-bottom="0.05pt solid #000000"/>
    </style:style>
    <style:style style:name="Anforderungen.B21" style:family="table-cell">
      <style:table-cell-properties fo:padding="0.0382in" fo:border-left="0.05pt solid #000000" fo:border-right="none" fo:border-top="none" fo:border-bottom="0.05pt solid #000000"/>
    </style:style>
    <style:style style:name="Anforderungen.C21" style:family="table-cell">
      <style:table-cell-properties fo:padding="0.0382in" fo:border-left="0.05pt solid #000000" fo:border-right="none" fo:border-top="none" fo:border-bottom="0.05pt solid #000000"/>
    </style:style>
    <style:style style:name="Anforderungen.D21" style:family="table-cell">
      <style:table-cell-properties fo:padding="0.0382in" fo:border-left="0.05pt solid #000000" fo:border-right="none" fo:border-top="none" fo:border-bottom="0.05pt solid #000000"/>
    </style:style>
    <style:style style:name="Anforderungen.E21" style:family="table-cell">
      <style:table-cell-properties fo:padding="0.0382in" fo:border-left="0.05pt solid #000000" fo:border-right="none" fo:border-top="none" fo:border-bottom="0.05pt solid #000000"/>
    </style:style>
    <style:style style:name="Anforderungen.F21" style:family="table-cell">
      <style:table-cell-properties fo:padding="0.0382in" fo:border-left="0.05pt solid #000000" fo:border-right="none" fo:border-top="none" fo:border-bottom="0.05pt solid #000000"/>
    </style:style>
    <style:style style:name="Anforderungen.G2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2" style:family="table-cell">
      <style:table-cell-properties fo:padding="0.0382in" fo:border-left="0.05pt solid #000000" fo:border-right="none" fo:border-top="none" fo:border-bottom="0.05pt solid #000000"/>
    </style:style>
    <style:style style:name="Anforderungen.B22" style:family="table-cell">
      <style:table-cell-properties fo:padding="0.0382in" fo:border-left="0.05pt solid #000000" fo:border-right="none" fo:border-top="none" fo:border-bottom="0.05pt solid #000000"/>
    </style:style>
    <style:style style:name="Anforderungen.C22" style:family="table-cell">
      <style:table-cell-properties fo:padding="0.0382in" fo:border-left="0.05pt solid #000000" fo:border-right="none" fo:border-top="none" fo:border-bottom="0.05pt solid #000000"/>
    </style:style>
    <style:style style:name="Anforderungen.D22" style:family="table-cell">
      <style:table-cell-properties fo:padding="0.0382in" fo:border-left="0.05pt solid #000000" fo:border-right="none" fo:border-top="none" fo:border-bottom="0.05pt solid #000000"/>
    </style:style>
    <style:style style:name="Anforderungen.E22" style:family="table-cell">
      <style:table-cell-properties fo:padding="0.0382in" fo:border-left="0.05pt solid #000000" fo:border-right="none" fo:border-top="none" fo:border-bottom="0.05pt solid #000000"/>
    </style:style>
    <style:style style:name="Anforderungen.F22" style:family="table-cell">
      <style:table-cell-properties fo:padding="0.0382in" fo:border-left="0.05pt solid #000000" fo:border-right="none" fo:border-top="none" fo:border-bottom="0.05pt solid #000000"/>
    </style:style>
    <style:style style:name="Anforderungen.G2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4" style:family="table-cell">
      <style:table-cell-properties fo:padding="0.0382in" fo:border-left="0.05pt solid #000000" fo:border-right="none" fo:border-top="none" fo:border-bottom="0.05pt solid #000000"/>
    </style:style>
    <style:style style:name="Anforderungen.B24" style:family="table-cell">
      <style:table-cell-properties fo:padding="0.0382in" fo:border-left="0.05pt solid #000000" fo:border-right="none" fo:border-top="none" fo:border-bottom="0.05pt solid #000000"/>
    </style:style>
    <style:style style:name="Anforderungen.C24" style:family="table-cell">
      <style:table-cell-properties fo:padding="0.0382in" fo:border-left="0.05pt solid #000000" fo:border-right="none" fo:border-top="none" fo:border-bottom="0.05pt solid #000000"/>
    </style:style>
    <style:style style:name="Anforderungen.D24" style:family="table-cell">
      <style:table-cell-properties fo:padding="0.0382in" fo:border-left="0.05pt solid #000000" fo:border-right="none" fo:border-top="none" fo:border-bottom="0.05pt solid #000000"/>
    </style:style>
    <style:style style:name="Anforderungen.E24" style:family="table-cell">
      <style:table-cell-properties fo:padding="0.0382in" fo:border-left="0.05pt solid #000000" fo:border-right="none" fo:border-top="none" fo:border-bottom="0.05pt solid #000000"/>
    </style:style>
    <style:style style:name="Anforderungen.F24" style:family="table-cell">
      <style:table-cell-properties fo:padding="0.0382in" fo:border-left="0.05pt solid #000000" fo:border-right="none" fo:border-top="none" fo:border-bottom="0.05pt solid #000000"/>
    </style:style>
    <style:style style:name="Anforderungen.G2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5" style:family="table-cell">
      <style:table-cell-properties fo:padding="0.0382in" fo:border-left="0.05pt solid #000000" fo:border-right="none" fo:border-top="none" fo:border-bottom="0.05pt solid #000000"/>
    </style:style>
    <style:style style:name="Anforderungen.B25" style:family="table-cell">
      <style:table-cell-properties fo:padding="0.0382in" fo:border-left="0.05pt solid #000000" fo:border-right="none" fo:border-top="none" fo:border-bottom="0.05pt solid #000000"/>
    </style:style>
    <style:style style:name="Anforderungen.C25" style:family="table-cell">
      <style:table-cell-properties fo:padding="0.0382in" fo:border-left="0.05pt solid #000000" fo:border-right="none" fo:border-top="none" fo:border-bottom="0.05pt solid #000000"/>
    </style:style>
    <style:style style:name="Anforderungen.D25" style:family="table-cell">
      <style:table-cell-properties fo:padding="0.0382in" fo:border-left="0.05pt solid #000000" fo:border-right="none" fo:border-top="none" fo:border-bottom="0.05pt solid #000000"/>
    </style:style>
    <style:style style:name="Anforderungen.E25" style:family="table-cell">
      <style:table-cell-properties fo:padding="0.0382in" fo:border-left="0.05pt solid #000000" fo:border-right="none" fo:border-top="none" fo:border-bottom="0.05pt solid #000000"/>
    </style:style>
    <style:style style:name="Anforderungen.F25" style:family="table-cell">
      <style:table-cell-properties fo:padding="0.0382in" fo:border-left="0.05pt solid #000000" fo:border-right="none" fo:border-top="none" fo:border-bottom="0.05pt solid #000000"/>
    </style:style>
    <style:style style:name="Anforderungen.G2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7" style:family="table-cell">
      <style:table-cell-properties fo:padding="0.0382in" fo:border-left="0.05pt solid #000000" fo:border-right="none" fo:border-top="none" fo:border-bottom="0.05pt solid #000000"/>
    </style:style>
    <style:style style:name="Anforderungen.B27" style:family="table-cell">
      <style:table-cell-properties fo:padding="0.0382in" fo:border-left="0.05pt solid #000000" fo:border-right="none" fo:border-top="none" fo:border-bottom="0.05pt solid #000000"/>
    </style:style>
    <style:style style:name="Anforderungen.C27" style:family="table-cell">
      <style:table-cell-properties fo:padding="0.0382in" fo:border-left="0.05pt solid #000000" fo:border-right="none" fo:border-top="none" fo:border-bottom="0.05pt solid #000000"/>
    </style:style>
    <style:style style:name="Anforderungen.D27" style:family="table-cell">
      <style:table-cell-properties fo:padding="0.0382in" fo:border-left="0.05pt solid #000000" fo:border-right="none" fo:border-top="none" fo:border-bottom="0.05pt solid #000000"/>
    </style:style>
    <style:style style:name="Anforderungen.E27" style:family="table-cell">
      <style:table-cell-properties fo:padding="0.0382in" fo:border-left="0.05pt solid #000000" fo:border-right="none" fo:border-top="none" fo:border-bottom="0.05pt solid #000000"/>
    </style:style>
    <style:style style:name="Anforderungen.F27" style:family="table-cell">
      <style:table-cell-properties fo:padding="0.0382in" fo:border-left="0.05pt solid #000000" fo:border-right="none" fo:border-top="none" fo:border-bottom="0.05pt solid #000000"/>
    </style:style>
    <style:style style:name="Anforderungen.G2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8" style:family="table-cell">
      <style:table-cell-properties fo:padding="0.0382in" fo:border-left="0.05pt solid #000000" fo:border-right="none" fo:border-top="none" fo:border-bottom="0.05pt solid #000000"/>
    </style:style>
    <style:style style:name="Anforderungen.B28" style:family="table-cell">
      <style:table-cell-properties fo:padding="0.0382in" fo:border-left="0.05pt solid #000000" fo:border-right="none" fo:border-top="none" fo:border-bottom="0.05pt solid #000000"/>
    </style:style>
    <style:style style:name="Anforderungen.C28" style:family="table-cell">
      <style:table-cell-properties fo:padding="0.0382in" fo:border-left="0.05pt solid #000000" fo:border-right="none" fo:border-top="none" fo:border-bottom="0.05pt solid #000000"/>
    </style:style>
    <style:style style:name="Anforderungen.D28" style:family="table-cell">
      <style:table-cell-properties fo:padding="0.0382in" fo:border-left="0.05pt solid #000000" fo:border-right="none" fo:border-top="none" fo:border-bottom="0.05pt solid #000000"/>
    </style:style>
    <style:style style:name="Anforderungen.E28" style:family="table-cell">
      <style:table-cell-properties fo:padding="0.0382in" fo:border-left="0.05pt solid #000000" fo:border-right="none" fo:border-top="none" fo:border-bottom="0.05pt solid #000000"/>
    </style:style>
    <style:style style:name="Anforderungen.F28" style:family="table-cell">
      <style:table-cell-properties fo:padding="0.0382in" fo:border-left="0.05pt solid #000000" fo:border-right="none" fo:border-top="none" fo:border-bottom="0.05pt solid #000000"/>
    </style:style>
    <style:style style:name="Anforderungen.G2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9" style:family="table-cell">
      <style:table-cell-properties fo:padding="0.0382in" fo:border-left="0.05pt solid #000000" fo:border-right="none" fo:border-top="none" fo:border-bottom="0.05pt solid #000000"/>
    </style:style>
    <style:style style:name="Anforderungen.B29" style:family="table-cell">
      <style:table-cell-properties fo:padding="0.0382in" fo:border-left="0.05pt solid #000000" fo:border-right="none" fo:border-top="none" fo:border-bottom="0.05pt solid #000000"/>
    </style:style>
    <style:style style:name="Anforderungen.C29" style:family="table-cell">
      <style:table-cell-properties fo:padding="0.0382in" fo:border-left="0.05pt solid #000000" fo:border-right="none" fo:border-top="none" fo:border-bottom="0.05pt solid #000000"/>
    </style:style>
    <style:style style:name="Anforderungen.D29" style:family="table-cell">
      <style:table-cell-properties fo:padding="0.0382in" fo:border-left="0.05pt solid #000000" fo:border-right="none" fo:border-top="none" fo:border-bottom="0.05pt solid #000000"/>
    </style:style>
    <style:style style:name="Anforderungen.E29" style:family="table-cell">
      <style:table-cell-properties fo:padding="0.0382in" fo:border-left="0.05pt solid #000000" fo:border-right="none" fo:border-top="none" fo:border-bottom="0.05pt solid #000000"/>
    </style:style>
    <style:style style:name="Anforderungen.F29" style:family="table-cell">
      <style:table-cell-properties fo:padding="0.0382in" fo:border-left="0.05pt solid #000000" fo:border-right="none" fo:border-top="none" fo:border-bottom="0.05pt solid #000000"/>
    </style:style>
    <style:style style:name="Anforderungen.G2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1" style:family="table-cell">
      <style:table-cell-properties fo:padding="0.0382in" fo:border-left="0.05pt solid #000000" fo:border-right="none" fo:border-top="none" fo:border-bottom="0.05pt solid #000000"/>
    </style:style>
    <style:style style:name="Anforderungen.B31" style:family="table-cell">
      <style:table-cell-properties fo:padding="0.0382in" fo:border-left="0.05pt solid #000000" fo:border-right="none" fo:border-top="none" fo:border-bottom="0.05pt solid #000000"/>
    </style:style>
    <style:style style:name="Anforderungen.C31" style:family="table-cell">
      <style:table-cell-properties fo:padding="0.0382in" fo:border-left="0.05pt solid #000000" fo:border-right="none" fo:border-top="none" fo:border-bottom="0.05pt solid #000000"/>
    </style:style>
    <style:style style:name="Anforderungen.D31" style:family="table-cell">
      <style:table-cell-properties fo:padding="0.0382in" fo:border-left="0.05pt solid #000000" fo:border-right="none" fo:border-top="none" fo:border-bottom="0.05pt solid #000000"/>
    </style:style>
    <style:style style:name="Anforderungen.E31" style:family="table-cell">
      <style:table-cell-properties fo:padding="0.0382in" fo:border-left="0.05pt solid #000000" fo:border-right="none" fo:border-top="none" fo:border-bottom="0.05pt solid #000000"/>
    </style:style>
    <style:style style:name="Anforderungen.F31" style:family="table-cell">
      <style:table-cell-properties fo:padding="0.0382in" fo:border-left="0.05pt solid #000000" fo:border-right="none" fo:border-top="none" fo:border-bottom="0.05pt solid #000000"/>
    </style:style>
    <style:style style:name="Anforderungen.G3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3" style:family="table-cell">
      <style:table-cell-properties fo:padding="0.0382in" fo:border-left="0.05pt solid #000000" fo:border-right="none" fo:border-top="none" fo:border-bottom="0.05pt solid #000000"/>
    </style:style>
    <style:style style:name="Anforderungen.B33" style:family="table-cell">
      <style:table-cell-properties fo:padding="0.0382in" fo:border-left="0.05pt solid #000000" fo:border-right="none" fo:border-top="none" fo:border-bottom="0.05pt solid #000000"/>
    </style:style>
    <style:style style:name="Anforderungen.C33" style:family="table-cell">
      <style:table-cell-properties fo:padding="0.0382in" fo:border-left="0.05pt solid #000000" fo:border-right="none" fo:border-top="none" fo:border-bottom="0.05pt solid #000000"/>
    </style:style>
    <style:style style:name="Anforderungen.D33" style:family="table-cell">
      <style:table-cell-properties fo:padding="0.0382in" fo:border-left="0.05pt solid #000000" fo:border-right="none" fo:border-top="none" fo:border-bottom="0.05pt solid #000000"/>
    </style:style>
    <style:style style:name="Anforderungen.E33" style:family="table-cell">
      <style:table-cell-properties fo:padding="0.0382in" fo:border-left="0.05pt solid #000000" fo:border-right="none" fo:border-top="none" fo:border-bottom="0.05pt solid #000000"/>
    </style:style>
    <style:style style:name="Anforderungen.F33" style:family="table-cell">
      <style:table-cell-properties fo:padding="0.0382in" fo:border-left="0.05pt solid #000000" fo:border-right="none" fo:border-top="none" fo:border-bottom="0.05pt solid #000000"/>
    </style:style>
    <style:style style:name="Anforderungen.G3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5" style:family="table-cell">
      <style:table-cell-properties fo:padding="0.0382in" fo:border-left="0.05pt solid #000000" fo:border-right="none" fo:border-top="none" fo:border-bottom="0.05pt solid #000000"/>
    </style:style>
    <style:style style:name="Anforderungen.B35" style:family="table-cell">
      <style:table-cell-properties fo:padding="0.0382in" fo:border-left="0.05pt solid #000000" fo:border-right="none" fo:border-top="none" fo:border-bottom="0.05pt solid #000000"/>
    </style:style>
    <style:style style:name="Anforderungen.C35" style:family="table-cell">
      <style:table-cell-properties fo:padding="0.0382in" fo:border-left="0.05pt solid #000000" fo:border-right="none" fo:border-top="none" fo:border-bottom="0.05pt solid #000000"/>
    </style:style>
    <style:style style:name="Anforderungen.D35" style:family="table-cell">
      <style:table-cell-properties fo:padding="0.0382in" fo:border-left="0.05pt solid #000000" fo:border-right="none" fo:border-top="none" fo:border-bottom="0.05pt solid #000000"/>
    </style:style>
    <style:style style:name="Anforderungen.E35" style:family="table-cell">
      <style:table-cell-properties fo:padding="0.0382in" fo:border-left="0.05pt solid #000000" fo:border-right="none" fo:border-top="none" fo:border-bottom="0.05pt solid #000000"/>
    </style:style>
    <style:style style:name="Anforderungen.F35" style:family="table-cell">
      <style:table-cell-properties fo:padding="0.0382in" fo:border-left="0.05pt solid #000000" fo:border-right="none" fo:border-top="none" fo:border-bottom="0.05pt solid #000000"/>
    </style:style>
    <style:style style:name="Anforderungen.G3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6" style:family="table-cell">
      <style:table-cell-properties fo:padding="0.0382in" fo:border-left="0.05pt solid #000000" fo:border-right="none" fo:border-top="none" fo:border-bottom="0.05pt solid #000000"/>
    </style:style>
    <style:style style:name="Anforderungen.B36" style:family="table-cell">
      <style:table-cell-properties fo:padding="0.0382in" fo:border-left="0.05pt solid #000000" fo:border-right="none" fo:border-top="none" fo:border-bottom="0.05pt solid #000000"/>
    </style:style>
    <style:style style:name="Anforderungen.C36" style:family="table-cell">
      <style:table-cell-properties fo:padding="0.0382in" fo:border-left="0.05pt solid #000000" fo:border-right="none" fo:border-top="none" fo:border-bottom="0.05pt solid #000000"/>
    </style:style>
    <style:style style:name="Anforderungen.D36" style:family="table-cell">
      <style:table-cell-properties fo:padding="0.0382in" fo:border-left="0.05pt solid #000000" fo:border-right="none" fo:border-top="none" fo:border-bottom="0.05pt solid #000000"/>
    </style:style>
    <style:style style:name="Anforderungen.E36" style:family="table-cell">
      <style:table-cell-properties fo:padding="0.0382in" fo:border-left="0.05pt solid #000000" fo:border-right="none" fo:border-top="none" fo:border-bottom="0.05pt solid #000000"/>
    </style:style>
    <style:style style:name="Anforderungen.F36" style:family="table-cell">
      <style:table-cell-properties fo:padding="0.0382in" fo:border-left="0.05pt solid #000000" fo:border-right="none" fo:border-top="none" fo:border-bottom="0.05pt solid #000000"/>
    </style:style>
    <style:style style:name="Anforderungen.G3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7" style:family="table-cell">
      <style:table-cell-properties fo:padding="0.0382in" fo:border-left="0.05pt solid #000000" fo:border-right="none" fo:border-top="none" fo:border-bottom="0.05pt solid #000000"/>
    </style:style>
    <style:style style:name="Anforderungen.B37" style:family="table-cell">
      <style:table-cell-properties fo:padding="0.0382in" fo:border-left="0.05pt solid #000000" fo:border-right="none" fo:border-top="none" fo:border-bottom="0.05pt solid #000000"/>
    </style:style>
    <style:style style:name="Anforderungen.C37" style:family="table-cell">
      <style:table-cell-properties fo:padding="0.0382in" fo:border-left="0.05pt solid #000000" fo:border-right="none" fo:border-top="none" fo:border-bottom="0.05pt solid #000000"/>
    </style:style>
    <style:style style:name="Anforderungen.D37" style:family="table-cell">
      <style:table-cell-properties fo:padding="0.0382in" fo:border-left="0.05pt solid #000000" fo:border-right="none" fo:border-top="none" fo:border-bottom="0.05pt solid #000000"/>
    </style:style>
    <style:style style:name="Anforderungen.E37" style:family="table-cell">
      <style:table-cell-properties fo:padding="0.0382in" fo:border-left="0.05pt solid #000000" fo:border-right="none" fo:border-top="none" fo:border-bottom="0.05pt solid #000000"/>
    </style:style>
    <style:style style:name="Anforderungen.F37" style:family="table-cell">
      <style:table-cell-properties fo:padding="0.0382in" fo:border-left="0.05pt solid #000000" fo:border-right="none" fo:border-top="none" fo:border-bottom="0.05pt solid #000000"/>
    </style:style>
    <style:style style:name="Anforderungen.G3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8" style:family="table-cell">
      <style:table-cell-properties fo:padding="0.0382in" fo:border-left="0.05pt solid #000000" fo:border-right="none" fo:border-top="none" fo:border-bottom="0.05pt solid #000000"/>
    </style:style>
    <style:style style:name="Anforderungen.B38" style:family="table-cell">
      <style:table-cell-properties fo:padding="0.0382in" fo:border-left="0.05pt solid #000000" fo:border-right="none" fo:border-top="none" fo:border-bottom="0.05pt solid #000000"/>
    </style:style>
    <style:style style:name="Anforderungen.C38" style:family="table-cell">
      <style:table-cell-properties fo:padding="0.0382in" fo:border-left="0.05pt solid #000000" fo:border-right="none" fo:border-top="none" fo:border-bottom="0.05pt solid #000000"/>
    </style:style>
    <style:style style:name="Anforderungen.D38" style:family="table-cell">
      <style:table-cell-properties fo:padding="0.0382in" fo:border-left="0.05pt solid #000000" fo:border-right="none" fo:border-top="none" fo:border-bottom="0.05pt solid #000000"/>
    </style:style>
    <style:style style:name="Anforderungen.E38" style:family="table-cell">
      <style:table-cell-properties fo:padding="0.0382in" fo:border-left="0.05pt solid #000000" fo:border-right="none" fo:border-top="none" fo:border-bottom="0.05pt solid #000000"/>
    </style:style>
    <style:style style:name="Anforderungen.F38" style:family="table-cell">
      <style:table-cell-properties fo:padding="0.0382in" fo:border-left="0.05pt solid #000000" fo:border-right="none" fo:border-top="none" fo:border-bottom="0.05pt solid #000000"/>
    </style:style>
    <style:style style:name="Anforderungen.G3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0" style:family="table-cell">
      <style:table-cell-properties fo:padding="0.0382in" fo:border-left="0.05pt solid #000000" fo:border-right="none" fo:border-top="none" fo:border-bottom="0.05pt solid #000000"/>
    </style:style>
    <style:style style:name="Anforderungen.B40" style:family="table-cell">
      <style:table-cell-properties fo:padding="0.0382in" fo:border-left="0.05pt solid #000000" fo:border-right="none" fo:border-top="none" fo:border-bottom="0.05pt solid #000000"/>
    </style:style>
    <style:style style:name="Anforderungen.C40" style:family="table-cell">
      <style:table-cell-properties fo:padding="0.0382in" fo:border-left="0.05pt solid #000000" fo:border-right="none" fo:border-top="none" fo:border-bottom="0.05pt solid #000000"/>
    </style:style>
    <style:style style:name="Anforderungen.D40" style:family="table-cell">
      <style:table-cell-properties fo:padding="0.0382in" fo:border-left="0.05pt solid #000000" fo:border-right="none" fo:border-top="none" fo:border-bottom="0.05pt solid #000000"/>
    </style:style>
    <style:style style:name="Anforderungen.E40" style:family="table-cell">
      <style:table-cell-properties fo:padding="0.0382in" fo:border-left="0.05pt solid #000000" fo:border-right="none" fo:border-top="none" fo:border-bottom="0.05pt solid #000000"/>
    </style:style>
    <style:style style:name="Anforderungen.F40" style:family="table-cell">
      <style:table-cell-properties fo:padding="0.0382in" fo:border-left="0.05pt solid #000000" fo:border-right="none" fo:border-top="none" fo:border-bottom="0.05pt solid #000000"/>
    </style:style>
    <style:style style:name="Anforderungen.G4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2" style:family="table-cell">
      <style:table-cell-properties fo:padding="0.0382in" fo:border-left="0.05pt solid #000000" fo:border-right="none" fo:border-top="none" fo:border-bottom="0.05pt solid #000000"/>
    </style:style>
    <style:style style:name="Anforderungen.B42" style:family="table-cell">
      <style:table-cell-properties fo:padding="0.0382in" fo:border-left="0.05pt solid #000000" fo:border-right="none" fo:border-top="none" fo:border-bottom="0.05pt solid #000000"/>
    </style:style>
    <style:style style:name="Anforderungen.C42" style:family="table-cell">
      <style:table-cell-properties fo:padding="0.0382in" fo:border-left="0.05pt solid #000000" fo:border-right="none" fo:border-top="none" fo:border-bottom="0.05pt solid #000000"/>
    </style:style>
    <style:style style:name="Anforderungen.D42" style:family="table-cell">
      <style:table-cell-properties fo:padding="0.0382in" fo:border-left="0.05pt solid #000000" fo:border-right="none" fo:border-top="none" fo:border-bottom="0.05pt solid #000000"/>
    </style:style>
    <style:style style:name="Anforderungen.E42" style:family="table-cell">
      <style:table-cell-properties fo:padding="0.0382in" fo:border-left="0.05pt solid #000000" fo:border-right="none" fo:border-top="none" fo:border-bottom="0.05pt solid #000000"/>
    </style:style>
    <style:style style:name="Anforderungen.F42" style:family="table-cell">
      <style:table-cell-properties fo:padding="0.0382in" fo:border-left="0.05pt solid #000000" fo:border-right="none" fo:border-top="none" fo:border-bottom="0.05pt solid #000000"/>
    </style:style>
    <style:style style:name="Anforderungen.G4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3" style:family="table-cell">
      <style:table-cell-properties fo:padding="0.0382in" fo:border-left="0.05pt solid #000000" fo:border-right="none" fo:border-top="none" fo:border-bottom="0.05pt solid #000000"/>
    </style:style>
    <style:style style:name="Anforderungen.B43" style:family="table-cell">
      <style:table-cell-properties fo:padding="0.0382in" fo:border-left="0.05pt solid #000000" fo:border-right="none" fo:border-top="none" fo:border-bottom="0.05pt solid #000000"/>
    </style:style>
    <style:style style:name="Anforderungen.C43" style:family="table-cell">
      <style:table-cell-properties fo:padding="0.0382in" fo:border-left="0.05pt solid #000000" fo:border-right="none" fo:border-top="none" fo:border-bottom="0.05pt solid #000000"/>
    </style:style>
    <style:style style:name="Anforderungen.D43" style:family="table-cell">
      <style:table-cell-properties fo:padding="0.0382in" fo:border-left="0.05pt solid #000000" fo:border-right="none" fo:border-top="none" fo:border-bottom="0.05pt solid #000000"/>
    </style:style>
    <style:style style:name="Anforderungen.E43" style:family="table-cell">
      <style:table-cell-properties fo:padding="0.0382in" fo:border-left="0.05pt solid #000000" fo:border-right="none" fo:border-top="none" fo:border-bottom="0.05pt solid #000000"/>
    </style:style>
    <style:style style:name="Anforderungen.F43" style:family="table-cell">
      <style:table-cell-properties fo:padding="0.0382in" fo:border-left="0.05pt solid #000000" fo:border-right="none" fo:border-top="none" fo:border-bottom="0.05pt solid #000000"/>
    </style:style>
    <style:style style:name="Anforderungen.G4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4" style:family="table-cell">
      <style:table-cell-properties fo:padding="0.0382in" fo:border-left="0.05pt solid #000000" fo:border-right="none" fo:border-top="none" fo:border-bottom="0.05pt solid #000000"/>
    </style:style>
    <style:style style:name="Anforderungen.B44" style:family="table-cell">
      <style:table-cell-properties fo:padding="0.0382in" fo:border-left="0.05pt solid #000000" fo:border-right="none" fo:border-top="none" fo:border-bottom="0.05pt solid #000000"/>
    </style:style>
    <style:style style:name="Anforderungen.C44" style:family="table-cell">
      <style:table-cell-properties fo:padding="0.0382in" fo:border-left="0.05pt solid #000000" fo:border-right="none" fo:border-top="none" fo:border-bottom="0.05pt solid #000000"/>
    </style:style>
    <style:style style:name="Anforderungen.D44" style:family="table-cell">
      <style:table-cell-properties fo:padding="0.0382in" fo:border-left="0.05pt solid #000000" fo:border-right="none" fo:border-top="none" fo:border-bottom="0.05pt solid #000000"/>
    </style:style>
    <style:style style:name="Anforderungen.E44" style:family="table-cell">
      <style:table-cell-properties fo:padding="0.0382in" fo:border-left="0.05pt solid #000000" fo:border-right="none" fo:border-top="none" fo:border-bottom="0.05pt solid #000000"/>
    </style:style>
    <style:style style:name="Anforderungen.F44" style:family="table-cell">
      <style:table-cell-properties fo:padding="0.0382in" fo:border-left="0.05pt solid #000000" fo:border-right="none" fo:border-top="none" fo:border-bottom="0.05pt solid #000000"/>
    </style:style>
    <style:style style:name="Anforderungen.G4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P3" style:family="paragraph" style:parent-style-name="Text_20_body">
      <style:text-properties officeooo:rsid="00060762" officeooo:paragraph-rsid="00060762"/>
    </style:style>
    <style:style style:name="P4" style:family="paragraph" style:parent-style-name="Table_20_Heading">
      <style:paragraph-properties fo:text-align="start" style:justify-single-word="false"/>
      <style:text-properties officeooo:rsid="00060762" officeooo:paragraph-rsid="00060762"/>
    </style:style>
    <style:style style:name="P5" style:family="paragraph" style:parent-style-name="Table_20_Contents">
      <style:text-properties fo:font-style="italic" officeooo:rsid="00060762" officeooo:paragraph-rsid="00060762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062bc9" officeooo:paragraph-rsid="00062bc9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78b42" officeooo:paragraph-rsid="00078b42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paragraph-rsid="00078b42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officeooo:rsid="00062bc9" officeooo:paragraph-rsid="00078b42" style:font-size-asian="10.5pt" style:font-style-asian="italic" style:font-style-complex="italic"/>
    </style:style>
    <style:style style:name="P10" style:family="paragraph" style:parent-style-name="Table_20_Contents">
      <style:text-properties officeooo:rsid="000b2589" officeooo:paragraph-rsid="000b2589"/>
    </style:style>
    <style:style style:name="P11" style:family="paragraph" style:parent-style-name="Table_20_Contents">
      <style:text-properties officeooo:rsid="000cc98f" officeooo:paragraph-rsid="000cc98f"/>
    </style:style>
    <style:style style:name="P12" style:family="paragraph" style:parent-style-name="Table_20_Contents">
      <style:text-properties officeooo:rsid="000d8823" officeooo:paragraph-rsid="000d8823"/>
    </style:style>
    <style:style style:name="P13" style:family="paragraph" style:parent-style-name="Table_20_Contents">
      <style:text-properties officeooo:rsid="000f6fb1" officeooo:paragraph-rsid="000f6fb1"/>
    </style:style>
    <style:style style:name="P14" style:family="paragraph" style:parent-style-name="Table_20_Contents">
      <style:text-properties officeooo:rsid="001089c8" officeooo:paragraph-rsid="001089c8"/>
    </style:style>
    <style:style style:name="P15" style:family="paragraph" style:parent-style-name="Table_20_Contents">
      <style:text-properties officeooo:rsid="0010d2f3" officeooo:paragraph-rsid="0010d2f3"/>
    </style:style>
    <style:style style:name="P16" style:family="paragraph" style:parent-style-name="Table_20_Contents">
      <style:text-properties officeooo:rsid="001205e1" officeooo:paragraph-rsid="001205e1"/>
    </style:style>
    <style:style style:name="P17" style:family="paragraph" style:parent-style-name="Table_20_Contents">
      <style:text-properties officeooo:rsid="001565bb" officeooo:paragraph-rsid="001565bb"/>
    </style:style>
    <style:style style:name="P18" style:family="paragraph" style:parent-style-name="Table_20_Contents">
      <style:text-properties officeooo:rsid="001734b1" officeooo:paragraph-rsid="001734b1"/>
    </style:style>
    <style:style style:name="P19" style:family="paragraph" style:parent-style-name="Table_20_Contents">
      <style:text-properties officeooo:rsid="0017b495" officeooo:paragraph-rsid="0017b495"/>
    </style:style>
    <style:style style:name="P20" style:family="paragraph" style:parent-style-name="Table_20_Contents">
      <style:text-properties officeooo:rsid="0017d5cb" officeooo:paragraph-rsid="0017d5cb"/>
    </style:style>
    <style:style style:name="P21" style:family="paragraph" style:parent-style-name="Table_20_Contents">
      <style:text-properties officeooo:rsid="0017e115" officeooo:paragraph-rsid="0017e115"/>
    </style:style>
    <style:style style:name="P22" style:family="paragraph" style:parent-style-name="Table_20_Contents">
      <style:text-properties officeooo:rsid="00183ef6" officeooo:paragraph-rsid="00183ef6"/>
    </style:style>
    <style:style style:name="P23" style:family="paragraph" style:parent-style-name="Table_20_Contents">
      <style:text-properties officeooo:rsid="0018dac3" officeooo:paragraph-rsid="0018dac3"/>
    </style:style>
    <style:style style:name="P24" style:family="paragraph" style:parent-style-name="Table_20_Contents">
      <style:text-properties officeooo:rsid="001abe59" officeooo:paragraph-rsid="001abe59"/>
    </style:style>
    <style:style style:name="P25" style:family="paragraph" style:parent-style-name="Table_20_Contents">
      <style:text-properties officeooo:rsid="001ad8ae" officeooo:paragraph-rsid="001ad8ae"/>
    </style:style>
    <style:style style:name="P26" style:family="paragraph" style:parent-style-name="Table_20_Contents">
      <style:text-properties officeooo:rsid="001b5213" officeooo:paragraph-rsid="001b5213"/>
    </style:style>
    <style:style style:name="P27" style:family="paragraph" style:parent-style-name="Table_20_Contents">
      <style:text-properties officeooo:rsid="001c7870" officeooo:paragraph-rsid="001c7870"/>
    </style:style>
    <style:style style:name="P28" style:family="paragraph" style:parent-style-name="Table_20_Contents">
      <style:text-properties officeooo:rsid="001df32d" officeooo:paragraph-rsid="001df32d"/>
    </style:style>
    <style:style style:name="P29" style:family="paragraph" style:parent-style-name="Table_20_Contents">
      <style:text-properties officeooo:rsid="001e6a01" officeooo:paragraph-rsid="001e6a01"/>
    </style:style>
    <style:style style:name="P30" style:family="paragraph" style:parent-style-name="Table_20_Contents">
      <style:text-properties officeooo:rsid="001fd68b" officeooo:paragraph-rsid="001fd68b"/>
    </style:style>
    <style:style style:name="P31" style:family="paragraph" style:parent-style-name="Table_20_Contents">
      <style:text-properties officeooo:rsid="00214d95" officeooo:paragraph-rsid="00214d95"/>
    </style:style>
    <style:style style:name="P32" style:family="paragraph" style:parent-style-name="Table_20_Contents">
      <style:text-properties officeooo:rsid="0021e2e0" officeooo:paragraph-rsid="0021e2e0"/>
    </style:style>
    <style:style style:name="P33" style:family="paragraph" style:parent-style-name="Table_20_Contents">
      <style:text-properties officeooo:rsid="002335cd" officeooo:paragraph-rsid="002335cd"/>
    </style:style>
    <style:style style:name="P34" style:family="paragraph" style:parent-style-name="Table_20_Contents">
      <style:text-properties officeooo:rsid="0023b4e4" officeooo:paragraph-rsid="0023b4e4"/>
    </style:style>
    <style:style style:name="P35" style:family="paragraph" style:parent-style-name="Table_20_Contents">
      <style:text-properties officeooo:rsid="0025290b" officeooo:paragraph-rsid="0025290b"/>
    </style:style>
    <style:style style:name="P36" style:family="paragraph" style:parent-style-name="Standard">
      <style:paragraph-properties fo:margin-top="0.028in" fo:margin-bottom="0.028in" loext:contextual-spacing="false" fo:text-align="start" style:justify-single-word="false"/>
      <style:text-properties style:font-name="Palatino Linotype" fo:font-size="11pt" style:font-size-asian="11pt" style:font-size-complex="11pt"/>
    </style:style>
    <style:style style:name="P37" style:family="paragraph" style:parent-style-name="Standard" style:list-style-name="WWNum10">
      <style:paragraph-properties fo:margin-top="0.028in" fo:margin-bottom="0.028in" loext:contextual-spacing="false" fo:text-align="start" style:justify-single-word="false"/>
      <style:text-properties style:font-name="Palatino Linotype" fo:font-size="11pt" style:font-size-asian="11pt" style:font-size-complex="11pt"/>
    </style:style>
    <style:style style:name="P38" style:family="paragraph" style:parent-style-name="Heading_20_1">
      <style:text-properties officeooo:rsid="00060762" officeooo:paragraph-rsid="00060762"/>
    </style:style>
    <style:style style:name="P39" style:family="paragraph" style:parent-style-name="Table_20_Contents" style:list-style-name="L1">
      <style:text-properties officeooo:rsid="000b2589" officeooo:paragraph-rsid="000b2589"/>
    </style:style>
    <style:style style:name="P40" style:family="paragraph" style:parent-style-name="Table_20_Contents">
      <style:text-properties officeooo:rsid="0026e160" officeooo:paragraph-rsid="0026e160"/>
    </style:style>
    <style:style style:name="P41" style:family="paragraph" style:parent-style-name="Table_20_Contents">
      <style:text-properties officeooo:rsid="0025290b" officeooo:paragraph-rsid="00271ecb"/>
    </style:style>
    <style:style style:name="P42" style:family="paragraph" style:parent-style-name="Table_20_Contents">
      <style:text-properties officeooo:rsid="00271ecb" officeooo:paragraph-rsid="00271ecb"/>
    </style:style>
    <style:style style:name="T1" style:family="text">
      <style:text-properties officeooo:rsid="00060762"/>
    </style:style>
    <style:style style:name="T2" style:family="text">
      <style:text-properties officeooo:rsid="001205e1"/>
    </style:style>
    <style:style style:name="T3" style:family="text">
      <style:text-properties officeooo:rsid="0021e2e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Anforderungen Projekt SwissGrooves</text:h>
      <text:p text:style-name="P3">Die Anforderungen an das Projekt SWISSGROOVES sind in zwei Workshops mit den Stakeholdern von Beratern der Firma McBerger ermittelt, abgestimmt und priorisiert worden.</text:p>
      <text:p text:style-name="P3">Die Identifikation der Anforderungen erfolgt über ihren Titel, der möglichst kurz und aussagekräftig ist. Das verhindert einerseits Missverständnisse durch Vertauschen/Verwechseln von Nummern und erleichtert andererseits das Einprägen der Anforderungen über ihren Titel.</text:p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column table:style-name="Anforderungen.D"/>
        <table:table-column table:style-name="Anforderungen.E"/>
        <table:table-column table:style-name="Anforderungen.D"/>
        <table:table-column table:style-name="Anforderungen.G"/>
        <table:table-header-rows>
          <table:table-row>
            <table:table-cell table:style-name="Anforderungen.A1" office:value-type="string">
              <text:p text:style-name="P4">Title</text:p>
            </table:table-cell>
            <table:table-cell table:style-name="Anforderungen.A1" office:value-type="string">
              <text:p text:style-name="P4">Description</text:p>
            </table:table-cell>
            <table:table-cell table:style-name="Anforderungen.A1" office:value-type="string">
              <text:p text:style-name="P4">Status</text:p>
            </table:table-cell>
            <table:table-cell table:style-name="Anforderungen.A1" office:value-type="string">
              <text:p text:style-name="P4">Priority</text:p>
            </table:table-cell>
            <table:table-cell table:style-name="Anforderungen.A1" office:value-type="string">
              <text:p text:style-name="P4">Source</text:p>
            </table:table-cell>
            <table:table-cell table:style-name="Anforderungen.A1" office:value-type="string">
              <text:p text:style-name="P4">Complexity</text:p>
            </table:table-cell>
            <table:table-cell table:style-name="Anforderungen.G1" office:value-type="string">
              <text:p text:style-name="P4">Benefit</text:p>
            </table:table-cell>
          </table:table-row>
        </table:table-header-rows>
        <table:table-row>
          <table:table-cell table:style-name="Anforderungen.A19" office:value-type="string">
            <text:p text:style-name="P5">Free text, short (one word)</text:p>
          </table:table-cell>
          <table:table-cell table:style-name="Anforderungen.B19" office:value-type="string">
            <text:p text:style-name="P5">Free text</text:p>
          </table:table-cell>
          <table:table-cell table:style-name="Anforderungen.C2" office:value-type="string">
            <text:p text:style-name="P5">proposed</text:p>
            <text:p text:style-name="P5">accepted</text:p>
            <text:p text:style-name="P5">postponed</text:p>
          </table:table-cell>
          <table:table-cell table:style-name="Anforderungen.D19" office:value-type="string">
            <text:p text:style-name="P5">1 − high</text:p>
            <text:p text:style-name="P5">2 − medium</text:p>
            <text:p text:style-name="P5">3 − low</text:p>
          </table:table-cell>
          <table:table-cell table:style-name="Anforderungen.E2" office:value-type="string">
            <text:p text:style-name="P5">Person name</text:p>
          </table:table-cell>
          <table:table-cell table:style-name="Anforderungen.F19" office:value-type="string">
            <text:p text:style-name="P5">1 − low</text:p>
            <text:p text:style-name="P5">2 − medium</text:p>
            <text:p text:style-name="P5">3 − high</text:p>
          </table:table-cell>
          <table:table-cell table:style-name="Anforderungen.G2" office:value-type="string">
            <text:p text:style-name="P5">Free text</text:p>
          </table:table-cell>
        </table:table-row>
        <table:table-row>
          <table:table-cell table:style-name="Anforderungen.A3" table:number-columns-spanned="7" office:value-type="string">
            <text:p text:style-name="P6">Kundenfreundlichkeit, Individualisierung und „emotionale“ Kundenbind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1">Personalisierung</text:p>
          </table:table-cell>
          <table:table-cell table:style-name="Anforderungen.B19" office:value-type="string">
            <text:p text:style-name="P31">Der Kunde kann seine Lieblingsmusikrichtungen auswählen und bekommt auf der Startseite Neuigkeiten dieser Stile zu sehen</text:p>
          </table:table-cell>
          <table:table-cell table:style-name="Anforderungen.C7" office:value-type="string">
            <text:p text:style-name="P31">proposed</text:p>
          </table:table-cell>
          <table:table-cell table:style-name="Anforderungen.D19" office:value-type="string">
            <text:p text:style-name="P31">1</text:p>
          </table:table-cell>
          <table:table-cell table:style-name="Anforderungen.E7" office:value-type="string">
            <text:p text:style-name="P31">Bucher</text:p>
          </table:table-cell>
          <table:table-cell table:style-name="Anforderungen.F19" office:value-type="string">
            <text:p text:style-name="P31">2</text:p>
          </table:table-cell>
          <table:table-cell table:style-name="Anforderungen.G7" office:value-type="string">
            <text:p text:style-name="P31">Der Kunde erhält ein personalisiertes Angebot.</text:p>
          </table:table-cell>
        </table:table-row>
        <table:table-row>
          <table:table-cell table:style-name="Anforderungen.A5" office:value-type="string">
            <text:p text:style-name="P31">Raritäten</text:p>
          </table:table-cell>
          <table:table-cell table:style-name="Anforderungen.B5" office:value-type="string">
            <text:p text:style-name="P31">Der Kunde kann <text:span text:style-name="T3">eine Liste von Raritäten durchstöbern, um Sachen zu finden, für die er sonst viele Läden abklappern müsste.</text:span></text:p>
          </table:table-cell>
          <table:table-cell table:style-name="Anforderungen.C5" office:value-type="string">
            <text:p text:style-name="P32">proposed</text:p>
          </table:table-cell>
          <table:table-cell table:style-name="Anforderungen.D5" office:value-type="string">
            <text:p text:style-name="P32">2</text:p>
          </table:table-cell>
          <table:table-cell table:style-name="Anforderungen.E5" office:value-type="string">
            <text:p text:style-name="P32">Bucher</text:p>
          </table:table-cell>
          <table:table-cell table:style-name="Anforderungen.F5" office:value-type="string">
            <text:p text:style-name="P32">1</text:p>
          </table:table-cell>
          <table:table-cell table:style-name="Anforderungen.G5" office:value-type="string">
            <text:p text:style-name="P32">Der Kunde kommt gelegentlich auf die Seite zurück um sich nach Raritäten umzuschauen.</text:p>
          </table:table-cell>
        </table:table-row>
        <table:table-row>
          <table:table-cell table:style-name="Anforderungen.A19" office:value-type="string">
            <text:p text:style-name="P30">Rabattsystem</text:p>
          </table:table-cell>
          <table:table-cell table:style-name="Anforderungen.B19" office:value-type="string">
            <text:p text:style-name="P30">Pro ausgegebenem Franken bekommt der Kunde eine „Rille“ gutgeschrieben. Hat der Kunde <text:soft-page-break/>100 Rillen angesammelt, bekommt er einen Einkaufsgutschein für CHF 5.-</text:p>
          </table:table-cell>
          <table:table-cell table:style-name="Anforderungen.C7" office:value-type="string">
            <text:p text:style-name="P31">Proposed</text:p>
          </table:table-cell>
          <table:table-cell table:style-name="Anforderungen.D19" office:value-type="string">
            <text:p text:style-name="P31">2</text:p>
          </table:table-cell>
          <table:table-cell table:style-name="Anforderungen.E7" office:value-type="string">
            <text:p text:style-name="P31">Bucher</text:p>
          </table:table-cell>
          <table:table-cell table:style-name="Anforderungen.F19" office:value-type="string">
            <text:p text:style-name="P31">2</text:p>
          </table:table-cell>
          <table:table-cell table:style-name="Anforderungen.G7" office:value-type="string">
            <text:p text:style-name="P31">Kundenbindung</text:p>
          </table:table-cell>
        </table:table-row>
        <table:table-row>
          <table:table-cell table:style-name="Anforderungen.A19" office:value-type="string">
            <text:p text:style-name="P40">Newsletter</text:p>
          </table:table-cell>
          <table:table-cell table:style-name="Anforderungen.B19" office:value-type="string">
            <text:p text:style-name="P40">Der Kunde kann Musikrichtungen, Labels, Kompoonisten oder Produzenten abonnieren und erhält dann wöchtelich einen Newsletter mit neuen Angeboten.</text:p>
          </table:table-cell>
          <table:table-cell table:style-name="Anforderungen.C7" office:value-type="string">
            <text:p text:style-name="P40">Proposed</text:p>
          </table:table-cell>
          <table:table-cell table:style-name="Anforderungen.D19" office:value-type="string">
            <text:p text:style-name="P40">2</text:p>
          </table:table-cell>
          <table:table-cell table:style-name="Anforderungen.E7" office:value-type="string">
            <text:p text:style-name="P40">Arnold</text:p>
          </table:table-cell>
          <table:table-cell table:style-name="Anforderungen.F19" office:value-type="string">
            <text:p text:style-name="P40">2</text:p>
          </table:table-cell>
          <table:table-cell table:style-name="Anforderungen.G7" office:value-type="string">
            <text:p text:style-name="P40">Der Kunde wird automatisch über Neuerungen informiert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9">Kundenkonta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10">Kundenkontakt</text:p>
          </table:table-cell>
          <table:table-cell table:style-name="Anforderungen.B19" office:value-type="string">
            <text:p text:style-name="P10">Die Schweizer Rillen als Shopbetreiber sind von dem Webship aus erreichbar über</text:p>
            <text:list xml:id="list1311451130" text:style-name="L1">
              <text:list-item>
                <text:p text:style-name="P39">email</text:p>
              </text:list-item>
              <text:list-item>
                <text:p text:style-name="P39">Kontaktformulare</text:p>
              </text:list-item>
              <text:list-item>
                <text:p text:style-name="P39">Gästebuch</text:p>
              </text:list-item>
            </text:list>
          </table:table-cell>
          <table:table-cell table:style-name="Anforderungen.C10" office:value-type="string">
            <text:p text:style-name="P10">proposed</text:p>
          </table:table-cell>
          <table:table-cell table:style-name="Anforderungen.D19" office:value-type="string">
            <text:p text:style-name="P10">1</text:p>
          </table:table-cell>
          <table:table-cell table:style-name="Anforderungen.E10" office:value-type="string">
            <text:p text:style-name="P10">Seller</text:p>
          </table:table-cell>
          <table:table-cell table:style-name="Anforderungen.F19" office:value-type="string">
            <text:p text:style-name="P10">1</text:p>
          </table:table-cell>
          <table:table-cell table:style-name="Anforderungen.G10" office:value-type="string">
            <text:p text:style-name="P10">Rückmeldungen von Kunden, Kunden-Animation</text:p>
          </table:table-cell>
        </table:table-row>
        <table:table-row>
          <table:table-cell table:style-name="Anforderungen.A19" office:value-type="string">
            <text:p text:style-name="P36">Beschwerde-management</text:p>
          </table:table-cell>
          <table:table-cell table:style-name="Anforderungen.B19" office:value-type="string">
            <text:p text:style-name="P36">Der WebShop muss über ein benutzerfreundliches Beschwerdemanagement verfügen</text:p>
          </table:table-cell>
          <table:table-cell table:style-name="Anforderungen.C10" office:value-type="string">
            <text:p text:style-name="P36">proposed</text:p>
          </table:table-cell>
          <table:table-cell table:style-name="Anforderungen.D19" office:value-type="string">
            <text:p text:style-name="P36">1</text:p>
          </table:table-cell>
          <table:table-cell table:style-name="Anforderungen.E10" office:value-type="string">
            <text:p text:style-name="P36">Seller</text:p>
          </table:table-cell>
          <table:table-cell table:style-name="Anforderungen.F19" office:value-type="string">
            <text:p text:style-name="P36">1</text:p>
          </table:table-cell>
          <table:table-cell table:style-name="Anforderungen.G10" office:value-type="string">
            <text:p text:style-name="P36">Rückmeldungen von Kunden, Kunden-Animation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Kundenfreundliche und sichere Bezah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3">Kreditkartenbezahlung</text:p>
          </table:table-cell>
          <table:table-cell table:style-name="Anforderungen.B19" office:value-type="string">
            <text:p text:style-name="P33">Der Kunde soll die Möglichkeit haben per Kreditkarte zu bezahlen, wobei die neuesten Sicherheitsstandards implementiert werden müssen.</text:p>
          </table:table-cell>
          <table:table-cell table:style-name="Anforderungen.C15" office:value-type="string">
            <text:p text:style-name="P33">proposed</text:p>
          </table:table-cell>
          <table:table-cell table:style-name="Anforderungen.D19" office:value-type="string">
            <text:p text:style-name="P33">1</text:p>
          </table:table-cell>
          <table:table-cell table:style-name="Anforderungen.E15" office:value-type="string">
            <text:p text:style-name="P33">Bucher</text:p>
          </table:table-cell>
          <table:table-cell table:style-name="Anforderungen.F19" office:value-type="string">
            <text:p text:style-name="P33">3</text:p>
          </table:table-cell>
          <table:table-cell table:style-name="Anforderungen.G15" office:value-type="string">
            <text:p text:style-name="P33">Der Kunde kann bequem, einfach und sicher bezahlen.</text:p>
          </table:table-cell>
        </table:table-row>
        <table:table-row>
          <table:table-cell table:style-name="Anforderungen.A19" office:value-type="string">
            <text:p text:style-name="P33">Rechnung</text:p>
          </table:table-cell>
          <table:table-cell table:style-name="Anforderungen.B19" office:value-type="string">
            <text:p text:style-name="P34">Stammkunden (und ältere Kunden, die keine Kreditkarte haben) <text:soft-page-break/>sollen auch über Rechnung bezahlen können.</text:p>
          </table:table-cell>
          <table:table-cell table:style-name="Anforderungen.C15" office:value-type="string">
            <text:p text:style-name="P34">proposed</text:p>
          </table:table-cell>
          <table:table-cell table:style-name="Anforderungen.D19" office:value-type="string">
            <text:p text:style-name="P34">1</text:p>
          </table:table-cell>
          <table:table-cell table:style-name="Anforderungen.E15" office:value-type="string">
            <text:p text:style-name="P34">Bucher</text:p>
          </table:table-cell>
          <table:table-cell table:style-name="Anforderungen.F19" office:value-type="string">
            <text:p text:style-name="P34">2</text:p>
          </table:table-cell>
          <table:table-cell table:style-name="Anforderungen.G15" office:value-type="string">
            <text:p text:style-name="P34">Kunden ohne Kreditkarte können <text:soft-page-break/>weiterhin bedient werden.</text:p>
          </table:table-cell>
        </table:table-row>
        <table:table-row>
          <table:table-cell table:style-name="Anforderungen.A19" office:value-type="string">
            <text:p text:style-name="P33">PayPal</text:p>
          </table:table-cell>
          <table:table-cell table:style-name="Anforderungen.B19" office:value-type="string">
            <text:p text:style-name="P35">Neukunden, die keine Kreditkarte haben, sollen über den Bezahlservice PayPal bezahlen können.</text:p>
          </table:table-cell>
          <table:table-cell table:style-name="Anforderungen.C15" office:value-type="string">
            <text:p text:style-name="P35">proposed</text:p>
          </table:table-cell>
          <table:table-cell table:style-name="Anforderungen.D19" office:value-type="string">
            <text:p text:style-name="P35">2</text:p>
          </table:table-cell>
          <table:table-cell table:style-name="Anforderungen.E15" office:value-type="string">
            <text:p text:style-name="P35">Bucher</text:p>
          </table:table-cell>
          <table:table-cell table:style-name="Anforderungen.F19" office:value-type="string">
            <text:p text:style-name="P35">2</text:p>
          </table:table-cell>
          <table:table-cell table:style-name="Anforderungen.G15" office:value-type="string">
            <text:p text:style-name="P35">Unbekannte Kunden können ohne Kreditkarte bezahlen.</text:p>
          </table:table-cell>
        </table:table-row>
        <table:table-row>
          <table:table-cell table:style-name="Anforderungen.A19" office:value-type="string">
            <text:p text:style-name="P42">Quittung</text:p>
          </table:table-cell>
          <table:table-cell table:style-name="Anforderungen.B19" office:value-type="string">
            <text:p text:style-name="P42">Nach einer abgeschlossenen Bezahlung erhält der Kunde automatisch eine. Falls der Kunde eine Mailadresse hinterlegt hat erfolgt diese digital, ansonsten via Post.</text:p>
          </table:table-cell>
          <table:table-cell table:style-name="Anforderungen.C15" office:value-type="string">
            <text:p text:style-name="P41">proposed</text:p>
          </table:table-cell>
          <table:table-cell table:style-name="Anforderungen.D19" office:value-type="string">
            <text:p text:style-name="P42">2</text:p>
          </table:table-cell>
          <table:table-cell table:style-name="Anforderungen.E15" office:value-type="string">
            <text:p text:style-name="P42">Arnold</text:p>
          </table:table-cell>
          <table:table-cell table:style-name="Anforderungen.F19" office:value-type="string">
            <text:p text:style-name="P42">2</text:p>
          </table:table-cell>
          <table:table-cell table:style-name="Anforderungen.G15" office:value-type="string">
            <text:p text:style-name="P42">Kunde erhält Feedback nach einer Zahlung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8">Gestaltung des Websho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6">Corporate Design</text:p>
          </table:table-cell>
          <table:table-cell table:style-name="Anforderungen.B19" office:value-type="string">
            <text:p text:style-name="P36">Die bodenständige Atmosphäre der B&amp;M-Shops soll auch über den WebShop ausgestrahlt werden. Ideen:</text:p>
            <text:list xml:id="list2627471496" text:style-name="WWNum10">
              <text:list-item>
                <text:p text:style-name="P37">Beim Betreten des Shops Eingangsjodler oder Kuhglockensequenz oder Grammophon-Song</text:p>
              </text:list-item>
            </text:list>
          </table:table-cell>
          <table:table-cell table:style-name="Anforderungen.C19" office:value-type="string">
            <text:p text:style-name="P36">proposed</text:p>
          </table:table-cell>
          <table:table-cell table:style-name="Anforderungen.D19" office:value-type="string">
            <text:p text:style-name="P36">1</text:p>
          </table:table-cell>
          <table:table-cell table:style-name="Anforderungen.E19" office:value-type="string">
            <text:p text:style-name="P36">Seller</text:p>
          </table:table-cell>
          <table:table-cell table:style-name="Anforderungen.F19" office:value-type="string">
            <text:p text:style-name="P36">1</text:p>
          </table:table-cell>
          <table:table-cell table:style-name="Anforderungen.G19" office:value-type="string">
            <text:p text:style-name="P36">Kunden finden sich wieder; emotionale Entscheidung für unseren Webshop</text:p>
          </table:table-cell>
        </table:table-row>
        <table:table-row>
          <table:table-cell table:style-name="Anforderungen.A19" office:value-type="string">
            <text:p text:style-name="P11">Blickfang</text:p>
          </table:table-cell>
          <table:table-cell table:style-name="Anforderungen.B19" office:value-type="string">
            <text:p text:style-name="P11">Ein knackiger Spruch empfängt die WebShop-Besucher, etwa „SwissGrooves − der urchige Schweizer Rillenshop“</text:p>
          </table:table-cell>
          <table:table-cell table:style-name="Anforderungen.C19" office:value-type="string">
            <text:p text:style-name="P11">proposed</text:p>
          </table:table-cell>
          <table:table-cell table:style-name="Anforderungen.D19" office:value-type="string">
            <text:p text:style-name="P11">1</text:p>
          </table:table-cell>
          <table:table-cell table:style-name="Anforderungen.E19" office:value-type="string">
            <text:p text:style-name="P11">Seller</text:p>
          </table:table-cell>
          <table:table-cell table:style-name="Anforderungen.F19" office:value-type="string">
            <text:p text:style-name="P11">1</text:p>
          </table:table-cell>
          <table:table-cell table:style-name="Anforderungen.G19" office:value-type="string">
            <text:p text:style-name="P11">Kunden werden sofort angesprochen und verweilen, klicken die Seite nicht <text:soft-page-break/>gleich weg.</text:p>
          </table:table-cell>
        </table:table-row>
        <table:table-row>
          <table:table-cell table:style-name="Anforderungen.A19" office:value-type="string">
            <text:p text:style-name="P11">Mehrsprachigkeit</text:p>
          </table:table-cell>
          <table:table-cell table:style-name="Anforderungen.B19" office:value-type="string">
            <text:p text:style-name="P11">Der WebShop muss zweisprachig sein: Deutsch und Französisch. Option für Italienisch offen halten.</text:p>
          </table:table-cell>
          <table:table-cell table:style-name="Anforderungen.C19" office:value-type="string">
            <text:p text:style-name="P11">proposed</text:p>
          </table:table-cell>
          <table:table-cell table:style-name="Anforderungen.D19" office:value-type="string">
            <text:p text:style-name="P11">2</text:p>
          </table:table-cell>
          <table:table-cell table:style-name="Anforderungen.E19" office:value-type="string">
            <text:p text:style-name="P11">Seller</text:p>
          </table:table-cell>
          <table:table-cell table:style-name="Anforderungen.F19" office:value-type="string">
            <text:p text:style-name="P11">3</text:p>
          </table:table-cell>
          <table:table-cell table:style-name="Anforderungen.G19" office:value-type="string">
            <text:p text:style-name="P11">Keine Ausgrenzung von potenziellen Kundengruppen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Verfügbarkeit, Performanz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1">Verfügbarkeit</text:p>
          </table:table-cell>
          <table:table-cell table:style-name="Anforderungen.B40" office:value-type="string">
            <text:p text:style-name="P11">Der Webshop muss hochverfügbar sein, damit keine Kunden wegen nicht verfügbarer Webseiten abspringen.</text:p>
          </table:table-cell>
          <table:table-cell table:style-name="Anforderungen.C40" office:value-type="string">
            <text:p text:style-name="P11">proposed</text:p>
          </table:table-cell>
          <table:table-cell table:style-name="Anforderungen.D40" office:value-type="string">
            <text:p text:style-name="P11">1</text:p>
          </table:table-cell>
          <table:table-cell table:style-name="Anforderungen.E40" office:value-type="string">
            <text:p text:style-name="P11">Rille</text:p>
          </table:table-cell>
          <table:table-cell table:style-name="Anforderungen.F40" office:value-type="string">
            <text:p text:style-name="P11">2</text:p>
          </table:table-cell>
          <table:table-cell table:style-name="Anforderungen.G40" office:value-type="string">
            <text:p text:style-name="P11">Kunden werden nicht verloren wegen läppischer technischer Probleme</text:p>
          </table:table-cell>
        </table:table-row>
        <table:table-row>
          <table:table-cell table:style-name="Anforderungen.A40" office:value-type="string">
            <text:p text:style-name="P12">Performanz</text:p>
          </table:table-cell>
          <table:table-cell table:style-name="Anforderungen.B40" office:value-type="string">
            <text:p text:style-name="P12">Der Webshop muss hoch performant sein, damit keine Kunden wegen zu langsam geladener Webseiten abspringen.</text:p>
          </table:table-cell>
          <table:table-cell table:style-name="Anforderungen.C40" office:value-type="string">
            <text:p text:style-name="P13">proposed</text:p>
          </table:table-cell>
          <table:table-cell table:style-name="Anforderungen.D40" office:value-type="string">
            <text:p text:style-name="P29">1</text:p>
          </table:table-cell>
          <table:table-cell table:style-name="Anforderungen.E40" office:value-type="string">
            <text:p text:style-name="P29">Rille</text:p>
          </table:table-cell>
          <table:table-cell table:style-name="Anforderungen.F40" office:value-type="string">
            <text:p text:style-name="P29">2</text:p>
          </table:table-cell>
          <table:table-cell table:style-name="Anforderungen.G40" office:value-type="string">
            <text:p text:style-name="P12">Kunden bleiben dran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ktua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4">Aktualität</text:p>
          </table:table-cell>
          <table:table-cell table:style-name="Anforderungen.B40" office:value-type="string">
            <text:p text:style-name="P14">Der Webshop muss die neuesten Titel der gängigen Genres topaktuell auf Lager haben, und zwar sowohl die konkreten Medien als auch die für ein Herunterladen verfügbaren Titel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2</text:p>
          </table:table-cell>
          <table:table-cell table:style-name="Anforderungen.G40" office:value-type="string">
            <text:p text:style-name="P14">Muss! Sonst laufen die Kunden zur Konkurrenz.</text:p>
          </table:table-cell>
        </table:table-row>
        <table:table-row>
          <table:table-cell table:style-name="Anforderungen.A40" office:value-type="string">
            <text:p text:style-name="P14">Charts</text:p>
          </table:table-cell>
          <table:table-cell table:style-name="Anforderungen.B40" office:value-type="string">
            <text:p text:style-name="P14">Der Webshop bietet die Möglichkeit, die aktuellen Charts der grossen Sender einzusehen und gleich die Top-Titel zu bestellen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Seller</text:p>
          </table:table-cell>
          <table:table-cell table:style-name="Anforderungen.F40" office:value-type="string">
            <text:p text:style-name="P14">2</text:p>
          </table:table-cell>
          <table:table-cell table:style-name="Anforderungen.G40" office:value-type="string">
            <text:p text:style-name="P14">USP und sehr bequem für junge Kunden!!</text:p>
          </table:table-cell>
        </table:table-row>
        <text:soft-page-break/>
        <table:table-row table:style-name="Anforderungen.8">
          <table:table-cell table:style-name="Anforderungen.A8" table:number-columns-spanned="7" office:value-type="string">
            <text:p text:style-name="P7">Schnelligkeit und Flexibi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4">FastDelivery</text:p>
          </table:table-cell>
          <table:table-cell table:style-name="Anforderungen.B40" office:value-type="string">
            <text:p text:style-name="P14">Zustellung von Bestellgut wenn möglich noch am selben Tag − Zusammenarbeit mit schweizweit oder lokal/regional flächendeckenden Kurierdiensten wie z. B. einem Pizzadienst?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3</text:p>
          </table:table-cell>
          <table:table-cell table:style-name="Anforderungen.G40" office:value-type="string">
            <text:p text:style-name="P14">USP und damit die Kunden bei der Stange bleiben.</text:p>
          </table:table-cell>
        </table:table-row>
        <table:table-row>
          <table:table-cell table:style-name="Anforderungen.A40" office:value-type="string">
            <text:p text:style-name="P14">Bestätigungs-Email</text:p>
          </table:table-cell>
          <table:table-cell table:style-name="Anforderungen.B40" office:value-type="string">
            <text:p text:style-name="P14">Gleich nach Erhalt einer Bestellung bekommt der Besteller eine email-Bestätigung zugesandt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1</text:p>
          </table:table-cell>
          <table:table-cell table:style-name="Anforderungen.G40" office:value-type="string">
            <text:p text:style-name="P14">State-of-the-Art ➔ Mussanforderung</text:p>
          </table:table-cell>
        </table:table-row>
        <table:table-row>
          <table:table-cell table:style-name="Anforderungen.A40" office:value-type="string">
            <text:p text:style-name="P14">TuneSearch</text:p>
          </table:table-cell>
          <table:table-cell table:style-name="Anforderungen.B40" office:value-type="string">
            <text:p text:style-name="P14">Suchfunktionalität auch nach Melodien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3</text:p>
          </table:table-cell>
          <table:table-cell table:style-name="Anforderungen.G40" office:value-type="string">
            <text:p text:style-name="P14">USP und sehr bequem für alle Kunden!!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ktuelles und umfangreiches Lag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5">Download</text:p>
          </table:table-cell>
          <table:table-cell table:style-name="Anforderungen.B40" office:value-type="string">
            <text:p text:style-name="P15">Der Shop bietet nicht nur die klassischen Tonträger an, sondern auch Songs zum Herunterladen</text:p>
          </table:table-cell>
          <table:table-cell table:style-name="Anforderungen.C40" office:value-type="string">
            <text:p text:style-name="P15"><text:span text:style-name="T2">p</text:span>roposed</text:p>
          </table:table-cell>
          <table:table-cell table:style-name="Anforderungen.D40" office:value-type="string">
            <text:p text:style-name="P15">1</text:p>
          </table:table-cell>
          <table:table-cell table:style-name="Anforderungen.E40" office:value-type="string">
            <text:p text:style-name="P15">Rille</text:p>
          </table:table-cell>
          <table:table-cell table:style-name="Anforderungen.F40" office:value-type="string">
            <text:p text:style-name="P15">3</text:p>
          </table:table-cell>
          <table:table-cell table:style-name="Anforderungen.G40" office:value-type="string">
            <text:p text:style-name="P15">USP − jede Kundengruppe wird damit bedient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nforderungen an das Proje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6">TimeToMarket</text:p>
          </table:table-cell>
          <table:table-cell table:style-name="Anforderungen.B40" office:value-type="string">
            <text:p text:style-name="P16">Der WebShop muss innert sechs Monaten am Markt sein</text:p>
          </table:table-cell>
          <table:table-cell table:style-name="Anforderungen.C40" office:value-type="string">
            <text:p text:style-name="P16">proposed</text:p>
          </table:table-cell>
          <table:table-cell table:style-name="Anforderungen.D40" office:value-type="string">
            <text:p text:style-name="P16">1</text:p>
          </table:table-cell>
          <table:table-cell table:style-name="Anforderungen.E40" office:value-type="string">
            <text:p text:style-name="P16">Rille</text:p>
          </table:table-cell>
          <table:table-cell table:style-name="Anforderungen.F40" office:value-type="string">
            <text:p text:style-name="P16">2</text:p>
          </table:table-cell>
          <table:table-cell table:style-name="Anforderungen.G40" office:value-type="string">
            <text:p text:style-name="P16">Kundenrückgewinnung, Vermeidung weiteren Aderlasses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nforderung an den Betrieb des Webshops (fachlich und technisch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7">mySwiss</text:p>
          </table:table-cell>
          <table:table-cell table:style-name="Anforderungen.B40" office:value-type="string">
            <text:p text:style-name="P17">Bestellungen/Versand zunächst nur innerhalb CH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17">Spricht heimatverbundene <text:soft-page-break/>Kunden an</text:p>
          </table:table-cell>
        </table:table-row>
        <table:table-row>
          <table:table-cell table:style-name="Anforderungen.A40" office:value-type="string">
            <text:p text:style-name="P18">WebShop-Knowhow</text:p>
          </table:table-cell>
          <table:table-cell table:style-name="Anforderungen.B40" office:value-type="string">
            <text:p text:style-name="P19">Kein WebShop-Knowhow bei den „Schweizer Rillen“, sondern ein Wartungsvertrag mit einem Dienstleister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0">Klare Trennung der Verantwortlichkeiten, einfachere Organisation</text:p>
          </table:table-cell>
        </table:table-row>
        <table:table-row>
          <table:table-cell table:style-name="Anforderungen.A40" office:value-type="string">
            <text:p text:style-name="P21">Inkasso</text:p>
          </table:table-cell>
          <table:table-cell table:style-name="Anforderungen.B40" office:value-type="string">
            <text:p text:style-name="P21">Die „Schweizer Rillen“ sind zu klein für ein eigenes Inkasso ➔ bei notorischen Nichtzahlern Inkassobüro beauftragen ➔ Vertrag nötig, kostet Geld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2">Muss-Anforderung, sonst wären wir überfordert</text:p>
          </table:table-cell>
        </table:table-row>
        <table:table-row>
          <table:table-cell table:style-name="Anforderungen.A40" office:value-type="string">
            <text:p text:style-name="P23">Integration</text:p>
          </table:table-cell>
          <table:table-cell table:style-name="Anforderungen.B40" office:value-type="string">
            <text:p text:style-name="P23">Der Shop ist optimal mit dem bestehenden ERP-System integriert.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23">Milanesi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3">Enorme Arbeitsersparnis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Geschäftlicher Mehrwe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24">Cross-Selling</text:p>
          </table:table-cell>
          <table:table-cell table:style-name="Anforderungen.B40" office:value-type="string">
            <text:p text:style-name="P24">Das System bietet bei Bestellung eines Artikels gleich noch verwandte Artikel mit an (CD-Regale beim Kauf von CDs etc.)</text:p>
          </table:table-cell>
          <table:table-cell table:style-name="Anforderungen.C40" office:value-type="string">
            <text:p text:style-name="P24">proposed</text:p>
          </table:table-cell>
          <table:table-cell table:style-name="Anforderungen.D40" office:value-type="string">
            <text:p text:style-name="P24">3</text:p>
          </table:table-cell>
          <table:table-cell table:style-name="Anforderungen.E40" office:value-type="string">
            <text:p text:style-name="P24">Seller</text:p>
          </table:table-cell>
          <table:table-cell table:style-name="Anforderungen.F40" office:value-type="string">
            <text:p text:style-name="P24">2</text:p>
          </table:table-cell>
          <table:table-cell table:style-name="Anforderungen.G40" office:value-type="string">
            <text:p text:style-name="P24">Erhebliche Absatz-Steigerung (bekannt von anderen www-Händlern)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Sonstig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2" office:value-type="string">
            <text:p text:style-name="P25">Nahtlosigkeit</text:p>
          </table:table-cell>
          <table:table-cell table:style-name="Anforderungen.B42" office:value-type="string">
            <text:p text:style-name="P26">Der Betrieb des WebShops soll ohne Medienbrüche ablaufen (also z. B. keine getrennte Rechnungsstellung) und darf praktisch keine Ressourcen des Ladengeschäfts binden</text:p>
          </table:table-cell>
          <table:table-cell table:style-name="Anforderungen.C42" office:value-type="string">
            <text:p text:style-name="P27">proposed</text:p>
          </table:table-cell>
          <table:table-cell table:style-name="Anforderungen.D42" office:value-type="string">
            <text:p text:style-name="P27">2</text:p>
          </table:table-cell>
          <table:table-cell table:style-name="Anforderungen.E42" office:value-type="string">
            <text:p text:style-name="P27">Milanesi</text:p>
          </table:table-cell>
          <table:table-cell table:style-name="Anforderungen.F42" office:value-type="string">
            <text:p text:style-name="P27">2</text:p>
          </table:table-cell>
          <table:table-cell table:style-name="Anforderungen.G42" office:value-type="string">
            <text:p text:style-name="P27">Arbeitsersparnis, Vermeidung von Fehlern im Prozess</text:p>
          </table:table-cell>
        </table:table-row>
        <text:soft-page-break/>
        <table:table-row>
          <table:table-cell table:style-name="Anforderungen.A43" office:value-type="string">
            <text:p text:style-name="P25">Digitalität</text:p>
          </table:table-cell>
          <table:table-cell table:style-name="Anforderungen.B43" office:value-type="string">
            <text:p text:style-name="P26">Aller WebShop-Schriftverkehr muss rein digital erfolgen, kein Scan von Dokumenten o. ä.</text:p>
          </table:table-cell>
          <table:table-cell table:style-name="Anforderungen.C43" office:value-type="string">
            <text:p text:style-name="P27">proposed</text:p>
          </table:table-cell>
          <table:table-cell table:style-name="Anforderungen.D43" office:value-type="string">
            <text:p text:style-name="P27">2</text:p>
          </table:table-cell>
          <table:table-cell table:style-name="Anforderungen.E43" office:value-type="string">
            <text:p text:style-name="P27">Milanesi</text:p>
          </table:table-cell>
          <table:table-cell table:style-name="Anforderungen.F43" office:value-type="string">
            <text:p text:style-name="P27">2</text:p>
          </table:table-cell>
          <table:table-cell table:style-name="Anforderungen.G43" office:value-type="string">
            <text:p text:style-name="P27">Arbeitsersparnis, Vermeidung von Fehlern im Prozess</text:p>
          </table:table-cell>
        </table:table-row>
        <table:table-row>
          <table:table-cell table:style-name="Anforderungen.A44" office:value-type="string">
            <text:p text:style-name="P25">AGBs</text:p>
          </table:table-cell>
          <table:table-cell table:style-name="Anforderungen.B44" office:value-type="string">
            <text:p text:style-name="P26">Es müssen juristisch wasserdichte, auf den Webshop gemünzte AGBs ausgearbeitet werden.</text:p>
          </table:table-cell>
          <table:table-cell table:style-name="Anforderungen.C44" office:value-type="string">
            <text:p text:style-name="P27">proposed</text:p>
          </table:table-cell>
          <table:table-cell table:style-name="Anforderungen.D44" office:value-type="string">
            <text:p text:style-name="P28">1</text:p>
          </table:table-cell>
          <table:table-cell table:style-name="Anforderungen.E44" office:value-type="string">
            <text:p text:style-name="P28">Euler</text:p>
          </table:table-cell>
          <table:table-cell table:style-name="Anforderungen.F44" office:value-type="string">
            <text:p text:style-name="P28">1</text:p>
          </table:table-cell>
          <table:table-cell table:style-name="Anforderungen.G44" office:value-type="string">
            <text:p text:style-name="P28">Rechtliche Klarheit im Internet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5.0591in" style:type="center"/>
          <style:tab-stop style:position="10.1181in" style:type="right"/>
        </style:tab-stops>
      </style:paragraph-properties>
      <style:text-properties fo:font-size="11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MT1" style:family="text">
      <style:text-properties officeooo:rsid="0006076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1.8528in" svg:height="0.8402in" draw:z-index="6"><draw:image xlink:href="Pictures/10000201000004B00000022010C8227359F11150.png" xlink:type="simple" xlink:show="embed" xlink:actuate="onLoad"/><svg:title>https://upload.wikimedia.org/wikipedia/commons/thumb/1/1f/Hochschule_Luzern_Logo.svg/1200px-Hochschule_Luzern_Logo.svg.png</svg:title></draw:frame><text:tab/><text:tab/><text:span text:style-name="MT1">PM Basics</text:span></text:p>
      </style:header>
      <style:footer>
        <text:p text:style-name="MP2">SwissGrooves Anforderungen<text:tab/><text:tab/>Seit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10:55.528432695</meta:creation-date>
    <dc:date>2017-03-12T17:41:44.367712892</dc:date>
    <meta:editing-duration>PT1H2M4S</meta:editing-duration>
    <meta:editing-cycles>35</meta:editing-cycles>
    <meta:generator>LibreOffice/5.3.0.3$Linux_X86_64 LibreOffice_project/30m0$Build-3</meta:generator>
    <meta:document-statistic meta:table-count="1" meta:image-count="1" meta:object-count="0" meta:page-count="7" meta:paragraph-count="251" meta:word-count="935" meta:character-count="6682" meta:non-whitespace-character-count="5999"/>
  </office:meta>
</office:document-meta>
</file>